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2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15.095cm" svg:x="27.679cm" svg:y="4.05cm">
            <draw:object draw:notify-on-update-of-ranges="Sheet1.H10:Sheet1.H109 Sheet1.I10:Sheet1.I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fset</text:p>
          </table:table-cell>
        </table:table-row>
        <table:table-row table:style-name="ro1">
          <table:table-cell/>
          <table:table-cell table:style-name="ce1" office:value-type="float" office:value="0.645390511006596" calcext:value-type="float">
            <text:p>0.645390511006596</text:p>
          </table:table-cell>
          <table:table-cell table:style-name="ce1" office:value-type="float" office:value="0.912142215274391" calcext:value-type="float">
            <text:p>0.912142215274391</text:p>
          </table:table-cell>
          <table:table-cell table:style-name="ce2" table:formula="of:= ([.B3]-5)*([.B3]-5) + [.C3]*[.C3]" office:value-type="float" office:value="19.7946272225171" calcext:value-type="float">
            <text:p>19.7946272225171</text:p>
          </table:table-cell>
          <table:table-cell table:style-name="ce2" table:formula="of:= ([.B3]-8)*([.B3]-8) + ([.C3]+3)*([.C3]+3)" office:value-type="float" office:value="69.3951374481238" calcext:value-type="float">
            <text:p>69.3951374481238</text:p>
          </table:table-cell>
          <table:table-cell table:formula="of:= [.F4] / SUM([.F4:.G4])" office:value-type="float" office:value="0.482093663911846" calcext:value-type="float">
            <text:p>0.482093663911846</text:p>
          </table:table-cell>
          <table:table-cell table:formula="of:= [.G4] / SUM([.F4:.G4])" office:value-type="float" office:value="0.517906336088154" calcext:value-type="float">
            <text:p>0.517906336088154</text:p>
          </table:table-cell>
          <table:table-cell table:formula="of:= 4*[.B3]*[.B3] + 4*[.C3]*[.C3]" office:value-type="float" office:value="4.99412933033212" calcext:value-type="float">
            <text:p>4.99412933033212</text:p>
          </table:table-cell>
          <table:table-cell table:formula="of:= ([.B3]-5)*([.B3]-5) + ([.C3]-5)*([.C3]-5)" office:value-type="float" office:value="35.6732050697732" calcext:value-type="float">
            <text:p>35.6732050697732</text:p>
          </table:table-cell>
          <table:table-cell table:style-name="ce3" table:formula="of:= [.H3]*[.F3] + [.I3]*[.G3]" office:value-type="float" office:value="20.883017041117" calcext:value-type="float">
            <text:p>20.88301704111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00" calcext:value-type="float">
            <text:p>-100000</text:p>
          </table:table-cell>
          <table:table-cell office:value-type="float" office:value="7.7" calcext:value-type="float">
            <text:p>7.7</text:p>
          </table:table-cell>
          <table:table-cell office:value-type="float" office:value="875" calcext:value-type="float">
            <text:p>875</text:p>
          </table:table-cell>
          <table:table-cell office:value-type="float" office:value="940" calcext:value-type="float">
            <text:p>9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b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float" office:value="0.43148479432497" calcext:value-type="float">
            <text:p>0.43148479432497</text:p>
          </table:table-cell>
          <table:table-cell office:value-type="float" office:value="0.0257248892704232" calcext:value-type="float">
            <text:p>0.025724889270423</text:p>
          </table:table-cell>
          <table:table-cell table:number-columns-repeated="2"/>
          <table:table-cell office:value-type="float" office:value="0.407799074686054" calcext:value-type="float">
            <text:p>0.407799074686054</text:p>
          </table:table-cell>
          <table:table-cell office:value-type="float" office:value="0.592200925313946" calcext:value-type="float">
            <text:p>0.592200925313946</text:p>
          </table:table-cell>
          <table:table-cell office:value-type="float" office:value="0.74736359064655" calcext:value-type="float">
            <text:p>0.74736359064655</text:p>
          </table:table-cell>
          <table:table-cell office:value-type="float" office:value="45.6147440617077" calcext:value-type="float">
            <text:p>45.6147440617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9303979094167" calcext:value-type="float">
            <text:p>0.489303979094167</text:p>
          </table:table-cell>
          <table:table-cell office:value-type="float" office:value="0.585964777640845" calcext:value-type="float">
            <text:p>0.585964777640845</text:p>
          </table:table-cell>
          <table:table-cell table:number-columns-repeated="2"/>
          <table:table-cell office:value-type="float" office:value="0.493681550126369" calcext:value-type="float">
            <text:p>0.493681550126369</text:p>
          </table:table-cell>
          <table:table-cell office:value-type="float" office:value="0.506318449873631" calcext:value-type="float">
            <text:p>0.506318449873631</text:p>
          </table:table-cell>
          <table:table-cell office:value-type="float" office:value="2.33109241837228" calcext:value-type="float">
            <text:p>2.33109241837228</text:p>
          </table:table-cell>
          <table:table-cell office:value-type="float" office:value="39.830085537243" calcext:value-type="float">
            <text:p>39.8300855372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0051146979268" calcext:value-type="float">
            <text:p>0.890051146979268</text:p>
          </table:table-cell>
          <table:table-cell office:value-type="float" office:value="0.615412792096745" calcext:value-type="float">
            <text:p>0.615412792096745</text:p>
          </table:table-cell>
          <table:table-cell table:number-columns-repeated="2"/>
          <table:table-cell office:value-type="float" office:value="0.467310549777117" calcext:value-type="float">
            <text:p>0.467310549777117</text:p>
          </table:table-cell>
          <table:table-cell office:value-type="float" office:value="0.532689450222883" calcext:value-type="float">
            <text:p>0.532689450222883</text:p>
          </table:table-cell>
          <table:table-cell office:value-type="float" office:value="4.68369579566169" calcext:value-type="float">
            <text:p>4.68369579566169</text:p>
          </table:table-cell>
          <table:table-cell office:value-type="float" office:value="36.1162845581553" calcext:value-type="float">
            <text:p>36.11628455815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6821241567273" calcext:value-type="float">
            <text:p>0.256821241567273</text:p>
          </table:table-cell>
          <table:table-cell office:value-type="float" office:value="0.642672438091504" calcext:value-type="float">
            <text:p>0.642672438091504</text:p>
          </table:table-cell>
          <table:table-cell table:number-columns-repeated="2"/>
          <table:table-cell office:value-type="float" office:value="0.582290664100096" calcext:value-type="float">
            <text:p>0.582290664100096</text:p>
          </table:table-cell>
          <table:table-cell office:value-type="float" office:value="0.417709335899904" calcext:value-type="float">
            <text:p>0.417709335899904</text:p>
          </table:table-cell>
          <table:table-cell office:value-type="float" office:value="1.91594005121054" calcext:value-type="float">
            <text:p>1.91594005121054</text:p>
          </table:table-cell>
          <table:table-cell office:value-type="float" office:value="41.4840482162149" calcext:value-type="float">
            <text:p>41.48404821621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2948048277367" calcext:value-type="float">
            <text:p>0.702948048277367</text:p>
          </table:table-cell>
          <table:table-cell office:value-type="float" office:value="0.0706683896099174" calcext:value-type="float">
            <text:p>0.070668389609917</text:p>
          </table:table-cell>
          <table:table-cell table:number-columns-repeated="2"/>
          <table:table-cell office:value-type="float" office:value="0.494429708222812" calcext:value-type="float">
            <text:p>0.494429708222812</text:p>
          </table:table-cell>
          <table:table-cell office:value-type="float" office:value="0.505570291777188" calcext:value-type="float">
            <text:p>0.505570291777188</text:p>
          </table:table-cell>
          <table:table-cell office:value-type="float" office:value="1.99651991946807" calcext:value-type="float">
            <text:p>1.99651991946807</text:p>
          </table:table-cell>
          <table:table-cell office:value-type="float" office:value="42.7629656009942" calcext:value-type="float">
            <text:p>42.76296560099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33304919850851" calcext:value-type="float">
            <text:p>0.633304919850851</text:p>
          </table:table-cell>
          <table:table-cell office:value-type="float" office:value="0.731378052435992" calcext:value-type="float">
            <text:p>0.731378052435992</text:p>
          </table:table-cell>
          <table:table-cell table:number-columns-repeated="2"/>
          <table:table-cell office:value-type="float" office:value="0.128" calcext:value-type="float">
            <text:p>0.128</text:p>
          </table:table-cell>
          <table:table-cell office:value-type="float" office:value="0.872" calcext:value-type="float">
            <text:p>0.872</text:p>
          </table:table-cell>
          <table:table-cell office:value-type="float" office:value="3.74395590836943" calcext:value-type="float">
            <text:p>3.74395590836943</text:p>
          </table:table-cell>
          <table:table-cell office:value-type="float" office:value="37.2891592542239" calcext:value-type="float">
            <text:p>37.28915925422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1822242257242" calcext:value-type="float">
            <text:p>0.311822242257242</text:p>
          </table:table-cell>
          <table:table-cell office:value-type="float" office:value="0.549206926872502" calcext:value-type="float">
            <text:p>0.549206926872502</text:p>
          </table:table-cell>
          <table:table-cell table:number-columns-repeated="2"/>
          <table:table-cell office:value-type="float" office:value="0.140316205533597" calcext:value-type="float">
            <text:p>0.140316205533597</text:p>
          </table:table-cell>
          <table:table-cell office:value-type="float" office:value="0.859683794466403" calcext:value-type="float">
            <text:p>0.859683794466403</text:p>
          </table:table-cell>
          <table:table-cell office:value-type="float" office:value="1.59544543716429" calcext:value-type="float">
            <text:p>1.59544543716429</text:p>
          </table:table-cell>
          <table:table-cell office:value-type="float" office:value="41.7885696679936" calcext:value-type="float">
            <text:p>41.78856966799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07579341529907" calcext:value-type="float">
            <text:p>0.307579341529907</text:p>
          </table:table-cell>
          <table:table-cell office:value-type="float" office:value="0.122602812056647" calcext:value-type="float">
            <text:p>0.122602812056647</text:p>
          </table:table-cell>
          <table:table-cell table:number-columns-repeated="2"/>
          <table:table-cell office:value-type="float" office:value="0.620146904512067" calcext:value-type="float">
            <text:p>0.620146904512067</text:p>
          </table:table-cell>
          <table:table-cell office:value-type="float" office:value="0.379853095487933" calcext:value-type="float">
            <text:p>0.379853095487933</text:p>
          </table:table-cell>
          <table:table-cell office:value-type="float" office:value="0.438546003440675" calcext:value-type="float">
            <text:p>0.438546003440675</text:p>
          </table:table-cell>
          <table:table-cell office:value-type="float" office:value="45.8078149649946" calcext:value-type="float">
            <text:p>45.8078149649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4946281279773" calcext:value-type="float">
            <text:p>0.314946281279773</text:p>
          </table:table-cell>
          <table:table-cell office:value-type="float" office:value="0.329046756531342" calcext:value-type="float">
            <text:p>0.329046756531342</text:p>
          </table:table-cell>
          <table:table-cell table:number-columns-repeated="2"/>
          <table:table-cell office:value-type="float" office:value="0.509478672985782" calcext:value-type="float">
            <text:p>0.509478672985782</text:p>
          </table:table-cell>
          <table:table-cell office:value-type="float" office:value="0.490521327014218" calcext:value-type="float">
            <text:p>0.490521327014218</text:p>
          </table:table-cell>
          <table:table-cell office:value-type="float" office:value="0.829851712303018" calcext:value-type="float">
            <text:p>0.829851712303018</text:p>
          </table:table-cell>
          <table:table-cell office:value-type="float" office:value="43.7675325499646" calcext:value-type="float">
            <text:p>43.76753254996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3855095902605" calcext:value-type="float">
            <text:p>0.33855095902605</text:p>
          </table:table-cell>
          <table:table-cell office:value-type="float" office:value="0.937060911740072" calcext:value-type="float">
            <text:p>0.937060911740072</text:p>
          </table:table-cell>
          <table:table-cell table:number-columns-repeated="2"/>
          <table:table-cell office:value-type="float" office:value="0.59273570324575" calcext:value-type="float">
            <text:p>0.59273570324575</text:p>
          </table:table-cell>
          <table:table-cell office:value-type="float" office:value="0.40726429675425" calcext:value-type="float">
            <text:p>0.40726429675425</text:p>
          </table:table-cell>
          <table:table-cell office:value-type="float" office:value="3.97079961667437" calcext:value-type="float">
            <text:p>3.97079961667437</text:p>
          </table:table-cell>
          <table:table-cell office:value-type="float" office:value="38.2365811965074" calcext:value-type="float">
            <text:p>38.2365811965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08321620256425" calcext:value-type="float">
            <text:p>0.508321620256425</text:p>
          </table:table-cell>
          <table:table-cell office:value-type="float" office:value="0.838955943738191" calcext:value-type="float">
            <text:p>0.838955943738191</text:p>
          </table:table-cell>
          <table:table-cell table:number-columns-repeated="2"/>
          <table:table-cell office:value-type="float" office:value="0.828703703703704" calcext:value-type="float">
            <text:p>0.828703703703704</text:p>
          </table:table-cell>
          <table:table-cell office:value-type="float" office:value="0.171296296296296" calcext:value-type="float">
            <text:p>0.171296296296296</text:p>
          </table:table-cell>
          <table:table-cell office:value-type="float" office:value="3.84895178061502" calcext:value-type="float">
            <text:p>3.84895178061502</text:p>
          </table:table-cell>
          <table:table-cell office:value-type="float" office:value="37.4894623052076" calcext:value-type="float">
            <text:p>37.4894623052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4460686123934" calcext:value-type="float">
            <text:p>0.474460686123934</text:p>
          </table:table-cell>
          <table:table-cell office:value-type="float" office:value="0.157218746668364" calcext:value-type="float">
            <text:p>0.157218746668364</text:p>
          </table:table-cell>
          <table:table-cell table:number-columns-repeated="2"/>
          <table:table-cell office:value-type="float" office:value="0.538904899135447" calcext:value-type="float">
            <text:p>0.538904899135447</text:p>
          </table:table-cell>
          <table:table-cell office:value-type="float" office:value="0.461095100864553" calcext:value-type="float">
            <text:p>0.461095100864553</text:p>
          </table:table-cell>
          <table:table-cell office:value-type="float" office:value="0.99932270792466" calcext:value-type="float">
            <text:p>0.99932270792466</text:p>
          </table:table-cell>
          <table:table-cell office:value-type="float" office:value="43.9330363490582" calcext:value-type="float">
            <text:p>43.9330363490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9548731624952" calcext:value-type="float">
            <text:p>0.649548731624952</text:p>
          </table:table-cell>
          <table:table-cell office:value-type="float" office:value="0.680796555425849" calcext:value-type="float">
            <text:p>0.680796555425849</text:p>
          </table:table-cell>
          <table:table-cell table:number-columns-repeated="2"/>
          <table:table-cell office:value-type="float" office:value="0.786016949152542" calcext:value-type="float">
            <text:p>0.786016949152542</text:p>
          </table:table-cell>
          <table:table-cell office:value-type="float" office:value="0.213983050847458" calcext:value-type="float">
            <text:p>0.213983050847458</text:p>
          </table:table-cell>
          <table:table-cell office:value-type="float" office:value="3.54159001854113" calcext:value-type="float">
            <text:p>3.54159001854113</text:p>
          </table:table-cell>
          <table:table-cell office:value-type="float" office:value="37.5819446341273" calcext:value-type="float">
            <text:p>37.58194463412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8559782541641" calcext:value-type="float">
            <text:p>0.998559782541641</text:p>
          </table:table-cell>
          <table:table-cell office:value-type="float" office:value="0.196585387636316" calcext:value-type="float">
            <text:p>0.196585387636316</text:p>
          </table:table-cell>
          <table:table-cell table:number-columns-repeated="2"/>
          <table:table-cell office:value-type="float" office:value="0.0598802395209581" calcext:value-type="float">
            <text:p>0.059880239520958</text:p>
          </table:table-cell>
          <table:table-cell office:value-type="float" office:value="0.940119760479042" calcext:value-type="float">
            <text:p>0.940119760479042</text:p>
          </table:table-cell>
          <table:table-cell office:value-type="float" office:value="4.14306981576692" calcext:value-type="float">
            <text:p>4.14306981576692</text:p>
          </table:table-cell>
          <table:table-cell office:value-type="float" office:value="39.0843157521622" calcext:value-type="float">
            <text:p>39.0843157521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4359552416377" calcext:value-type="float">
            <text:p>0.534359552416377</text:p>
          </table:table-cell>
          <table:table-cell office:value-type="float" office:value="0.00359963541294461" calcext:value-type="float">
            <text:p>0.003599635412945</text:p>
          </table:table-cell>
          <table:table-cell table:number-columns-repeated="2"/>
          <table:table-cell office:value-type="float" office:value="0.568059299191375" calcext:value-type="float">
            <text:p>0.568059299191375</text:p>
          </table:table-cell>
          <table:table-cell office:value-type="float" office:value="0.431940700808625" calcext:value-type="float">
            <text:p>0.431940700808625</text:p>
          </table:table-cell>
          <table:table-cell office:value-type="float" office:value="1.14221235453495" calcext:value-type="float">
            <text:p>1.14221235453495</text:p>
          </table:table-cell>
          <table:table-cell office:value-type="float" office:value="44.9059612103405" calcext:value-type="float">
            <text:p>44.90596121034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692681981708" calcext:value-type="float">
            <text:p>0.23692681981708</text:p>
          </table:table-cell>
          <table:table-cell office:value-type="float" office:value="0.918736486765939" calcext:value-type="float">
            <text:p>0.918736486765939</text:p>
          </table:table-cell>
          <table:table-cell table:number-columns-repeated="2"/>
          <table:table-cell office:value-type="float" office:value="0.357894736842105" calcext:value-type="float">
            <text:p>0.357894736842105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3.60084420025462" calcext:value-type="float">
            <text:p>3.60084420025462</text:p>
          </table:table-cell>
          <table:table-cell office:value-type="float" office:value="39.3435779842335" calcext:value-type="float">
            <text:p>39.3435779842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6946522330074" calcext:value-type="float">
            <text:p>0.686946522330074</text:p>
          </table:table-cell>
          <table:table-cell office:value-type="float" office:value="0.67042923715607" calcext:value-type="float">
            <text:p>0.67042923715607</text:p>
          </table:table-cell>
          <table:table-cell table:number-columns-repeated="2"/>
          <table:table-cell office:value-type="float" office:value="0.539890710382514" calcext:value-type="float">
            <text:p>0.539890710382514</text:p>
          </table:table-cell>
          <table:table-cell office:value-type="float" office:value="0.460109289617486" calcext:value-type="float">
            <text:p>0.460109289617486</text:p>
          </table:table-cell>
          <table:table-cell office:value-type="float" office:value="3.68548354630021" calcext:value-type="float">
            <text:p>3.68548354630021</text:p>
          </table:table-cell>
          <table:table-cell office:value-type="float" office:value="37.3476132917136" calcext:value-type="float">
            <text:p>37.3476132917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91374387678397" calcext:value-type="float">
            <text:p>0.691374387678397</text:p>
          </table:table-cell>
          <table:table-cell office:value-type="float" office:value="0.0491241296749837" calcext:value-type="float">
            <text:p>0.049124129674984</text:p>
          </table:table-cell>
          <table:table-cell table:number-columns-repeated="2"/>
          <table:table-cell office:value-type="float" office:value="0.8248730964467" calcext:value-type="float">
            <text:p>0.8248730964467</text:p>
          </table:table-cell>
          <table:table-cell office:value-type="float" office:value="0.175126903553299" calcext:value-type="float">
            <text:p>0.175126903553299</text:p>
          </table:table-cell>
          <table:table-cell office:value-type="float" office:value="1.92164689621601" calcext:value-type="float">
            <text:p>1.92164689621601</text:p>
          </table:table-cell>
          <table:table-cell office:value-type="float" office:value="43.0754265505202" calcext:value-type="float">
            <text:p>43.0754265505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76688844849548" calcext:value-type="float">
            <text:p>0.676688844849548</text:p>
          </table:table-cell>
          <table:table-cell office:value-type="float" office:value="0.825011922838057" calcext:value-type="float">
            <text:p>0.825011922838057</text:p>
          </table:table-cell>
          <table:table-cell table:number-columns-repeated="2"/>
          <table:table-cell office:value-type="float" office:value="0.533386327503975" calcext:value-type="float">
            <text:p>0.533386327503975</text:p>
          </table:table-cell>
          <table:table-cell office:value-type="float" office:value="0.466613672496025" calcext:value-type="float">
            <text:p>0.466613672496025</text:p>
          </table:table-cell>
          <table:table-cell office:value-type="float" office:value="4.55420986227506" calcext:value-type="float">
            <text:p>4.55420986227506</text:p>
          </table:table-cell>
          <table:table-cell office:value-type="float" office:value="36.1215447886927" calcext:value-type="float">
            <text:p>36.12154478869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00588521480631" calcext:value-type="float">
            <text:p>0.030058852148063</text:p>
          </table:table-cell>
          <table:table-cell office:value-type="float" office:value="0.988980120849775" calcext:value-type="float">
            <text:p>0.988980120849775</text:p>
          </table:table-cell>
          <table:table-cell table:number-columns-repeated="2"/>
          <table:table-cell office:value-type="float" office:value="0.137623762376238" calcext:value-type="float">
            <text:p>0.137623762376238</text:p>
          </table:table-cell>
          <table:table-cell office:value-type="float" office:value="0.862376237623762" calcext:value-type="float">
            <text:p>0.862376237623762</text:p>
          </table:table-cell>
          <table:table-cell office:value-type="float" office:value="3.91594085611398" calcext:value-type="float">
            <text:p>3.91594085611398</text:p>
          </table:table-cell>
          <table:table-cell office:value-type="float" office:value="40.7885954840501" calcext:value-type="float">
            <text:p>40.7885954840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25397223483291" calcext:value-type="float">
            <text:p>0.425397223483291</text:p>
          </table:table-cell>
          <table:table-cell office:value-type="float" office:value="0.460131658943741" calcext:value-type="float">
            <text:p>0.460131658943741</text:p>
          </table:table-cell>
          <table:table-cell table:number-columns-repeated="2"/>
          <table:table-cell office:value-type="float" office:value="0.475836431226766" calcext:value-type="float">
            <text:p>0.475836431226766</text:p>
          </table:table-cell>
          <table:table-cell office:value-type="float" office:value="0.524163568773234" calcext:value-type="float">
            <text:p>0.524163568773234</text:p>
          </table:table-cell>
          <table:table-cell office:value-type="float" office:value="1.57073576523845" calcext:value-type="float">
            <text:p>1.57073576523845</text:p>
          </table:table-cell>
          <table:table-cell office:value-type="float" office:value="41.5373951170393" calcext:value-type="float">
            <text:p>41.53739511703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97153597473345" calcext:value-type="float">
            <text:p>0.079715359747335</text:p>
          </table:table-cell>
          <table:table-cell office:value-type="float" office:value="0.0147292835995432" calcext:value-type="float">
            <text:p>0.014729283599543</text:p>
          </table:table-cell>
          <table:table-cell table:number-columns-repeated="2"/>
          <table:table-cell office:value-type="float" office:value="0.564280750521195" calcext:value-type="float">
            <text:p>0.564280750521195</text:p>
          </table:table-cell>
          <table:table-cell office:value-type="float" office:value="0.435719249478805" calcext:value-type="float">
            <text:p>0.435719249478805</text:p>
          </table:table-cell>
          <table:table-cell office:value-type="float" office:value="0.0262859615000109" calcext:value-type="float">
            <text:p>0.026285961500011</text:p>
          </table:table-cell>
          <table:table-cell office:value-type="float" office:value="49.0621250569062" calcext:value-type="float">
            <text:p>49.06212505690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546223780221" calcext:value-type="float">
            <text:p>0.89546223780221</text:p>
          </table:table-cell>
          <table:table-cell office:value-type="float" office:value="0.702326631051744" calcext:value-type="float">
            <text:p>0.702326631051744</text:p>
          </table:table-cell>
          <table:table-cell table:number-columns-repeated="2"/>
          <table:table-cell office:value-type="float" office:value="0.804385964912281" calcext:value-type="float">
            <text:p>0.804385964912281</text:p>
          </table:table-cell>
          <table:table-cell office:value-type="float" office:value="0.195614035087719" calcext:value-type="float">
            <text:p>0.195614035087719</text:p>
          </table:table-cell>
          <table:table-cell office:value-type="float" office:value="5.18046126405694" calcext:value-type="float">
            <text:p>5.18046126405694</text:p>
          </table:table-cell>
          <table:table-cell office:value-type="float" office:value="35.3172266274747" calcext:value-type="float">
            <text:p>35.31722662747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1576283430013" calcext:value-type="float">
            <text:p>0.161576283430013</text:p>
          </table:table-cell>
          <table:table-cell office:value-type="float" office:value="0.477358029532823" calcext:value-type="float">
            <text:p>0.477358029532823</text:p>
          </table:table-cell>
          <table:table-cell table:number-columns-repeated="2"/>
          <table:table-cell office:value-type="float" office:value="0.743589743589744" calcext:value-type="float">
            <text:p>0.743589743589744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1.01591033490606" calcext:value-type="float">
            <text:p>1.01591033490606</text:p>
          </table:table-cell>
          <table:table-cell office:value-type="float" office:value="43.8646344540982" calcext:value-type="float">
            <text:p>43.8646344540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0585566754713" calcext:value-type="float">
            <text:p>0.760585566754713</text:p>
          </table:table-cell>
          <table:table-cell office:value-type="float" office:value="0.00445762869229438" calcext:value-type="float">
            <text:p>0.004457628692294</text:p>
          </table:table-cell>
          <table:table-cell table:number-columns-repeated="2"/>
          <table:table-cell office:value-type="float" office:value="0.963800904977376" calcext:value-type="float">
            <text:p>0.963800904977376</text:p>
          </table:table-cell>
          <table:table-cell office:value-type="float" office:value="0.0361990950226244" calcext:value-type="float">
            <text:p>0.036199095022625</text:p>
          </table:table-cell>
          <table:table-cell office:value-type="float" office:value="2.31404109923659" calcext:value-type="float">
            <text:p>2.31404109923659</text:p>
          </table:table-cell>
          <table:table-cell office:value-type="float" office:value="42.9280783203391" calcext:value-type="float">
            <text:p>42.92807832033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66107299220963" calcext:value-type="float">
            <text:p>0.466107299220963</text:p>
          </table:table-cell>
          <table:table-cell office:value-type="float" office:value="0.605219622804823" calcext:value-type="float">
            <text:p>0.605219622804823</text:p>
          </table:table-cell>
          <table:table-cell table:number-columns-repeated="2"/>
          <table:table-cell office:value-type="float" office:value="0.06765899864682" calcext:value-type="float">
            <text:p>0.06765899864682</text:p>
          </table:table-cell>
          <table:table-cell office:value-type="float" office:value="0.93234100135318" calcext:value-type="float">
            <text:p>0.93234100135318</text:p>
          </table:table-cell>
          <table:table-cell office:value-type="float" office:value="2.33418722486029" calcext:value-type="float">
            <text:p>2.33418722486029</text:p>
          </table:table-cell>
          <table:table-cell office:value-type="float" office:value="39.8702775859572" calcext:value-type="float">
            <text:p>39.8702775859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195996129391" calcext:value-type="float">
            <text:p>0.89195996129391</text:p>
          </table:table-cell>
          <table:table-cell office:value-type="float" office:value="0.43567904145927" calcext:value-type="float">
            <text:p>0.43567904145927</text:p>
          </table:table-cell>
          <table:table-cell table:number-columns-repeated="2"/>
          <table:table-cell office:value-type="float" office:value="0.975222993062438" calcext:value-type="float">
            <text:p>0.975222993062438</text:p>
          </table:table-cell>
          <table:table-cell office:value-type="float" office:value="0.0247770069375619" calcext:value-type="float">
            <text:p>0.024777006937562</text:p>
          </table:table-cell>
          <table:table-cell office:value-type="float" office:value="3.94163519887321" calcext:value-type="float">
            <text:p>3.94163519887321</text:p>
          </table:table-cell>
          <table:table-cell office:value-type="float" office:value="37.7090187721865" calcext:value-type="float">
            <text:p>37.70901877218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9033520012643" calcext:value-type="float">
            <text:p>0.359033520012643</text:p>
          </table:table-cell>
          <table:table-cell office:value-type="float" office:value="0.563587081646546" calcext:value-type="float">
            <text:p>0.563587081646546</text:p>
          </table:table-cell>
          <table:table-cell table:number-columns-repeated="2"/>
          <table:table-cell office:value-type="float" office:value="0.576074332171893" calcext:value-type="float">
            <text:p>0.576074332171893</text:p>
          </table:table-cell>
          <table:table-cell office:value-type="float" office:value="0.423925667828107" calcext:value-type="float">
            <text:p>0.423925667828107</text:p>
          </table:table-cell>
          <table:table-cell office:value-type="float" office:value="1.78614186836615" calcext:value-type="float">
            <text:p>1.78614186836615</text:p>
          </table:table-cell>
          <table:table-cell office:value-type="float" office:value="41.2203294504996" calcext:value-type="float">
            <text:p>41.2203294504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0695067153553" calcext:value-type="float">
            <text:p>0.790695067153553</text:p>
          </table:table-cell>
          <table:table-cell office:value-type="float" office:value="0.585651208307826" calcext:value-type="float">
            <text:p>0.585651208307826</text:p>
          </table:table-cell>
          <table:table-cell table:number-columns-repeated="2"/>
          <table:table-cell office:value-type="float" office:value="0.709821428571429" calcext:value-type="float">
            <text:p>0.709821428571429</text:p>
          </table:table-cell>
          <table:table-cell office:value-type="float" office:value="0.290178571428571" calcext:value-type="float">
            <text:p>0.290178571428571</text:p>
          </table:table-cell>
          <table:table-cell office:value-type="float" office:value="3.87274410805351" calcext:value-type="float">
            <text:p>3.87274410805351</text:p>
          </table:table-cell>
          <table:table-cell office:value-type="float" office:value="37.2047232723996" calcext:value-type="float">
            <text:p>37.2047232723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29218764828451" calcext:value-type="float">
            <text:p>0.729218764828451</text:p>
          </table:table-cell>
          <table:table-cell office:value-type="float" office:value="0.51093943789987" calcext:value-type="float">
            <text:p>0.51093943789987</text:p>
          </table:table-cell>
          <table:table-cell table:number-columns-repeated="2"/>
          <table:table-cell office:value-type="float" office:value="0.478260869565217" calcext:value-type="float">
            <text:p>0.478260869565217</text:p>
          </table:table-cell>
          <table:table-cell office:value-type="float" office:value="0.521739130434783" calcext:value-type="float">
            <text:p>0.521739130434783</text:p>
          </table:table-cell>
          <table:table-cell office:value-type="float" office:value="3.17127646471746" calcext:value-type="float">
            <text:p>3.17127646471746</text:p>
          </table:table-cell>
          <table:table-cell office:value-type="float" office:value="38.3912370888962" calcext:value-type="float">
            <text:p>38.3912370888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07005496555803" calcext:value-type="float">
            <text:p>0.907005496555803</text:p>
          </table:table-cell>
          <table:table-cell office:value-type="float" office:value="0.773596224720394" calcext:value-type="float">
            <text:p>0.773596224720394</text:p>
          </table:table-cell>
          <table:table-cell table:number-columns-repeated="2"/>
          <table:table-cell office:value-type="float" office:value="0.875395987328406" calcext:value-type="float">
            <text:p>0.875395987328406</text:p>
          </table:table-cell>
          <table:table-cell office:value-type="float" office:value="0.124604012671594" calcext:value-type="float">
            <text:p>0.124604012671594</text:p>
          </table:table-cell>
          <table:table-cell office:value-type="float" office:value="5.68444035873634" calcext:value-type="float">
            <text:p>5.68444035873634</text:p>
          </table:table-cell>
          <table:table-cell office:value-type="float" office:value="34.6150928769221" calcext:value-type="float">
            <text:p>34.6150928769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4657967317625" calcext:value-type="float">
            <text:p>0.754657967317625</text:p>
          </table:table-cell>
          <table:table-cell office:value-type="float" office:value="0.79510272459595" calcext:value-type="float">
            <text:p>0.79510272459595</text:p>
          </table:table-cell>
          <table:table-cell table:number-columns-repeated="2"/>
          <table:table-cell office:value-type="float" office:value="0.917695473251029" calcext:value-type="float">
            <text:p>0.917695473251029</text:p>
          </table:table-cell>
          <table:table-cell office:value-type="float" office:value="0.0823045267489712" calcext:value-type="float">
            <text:p>0.082304526748971</text:p>
          </table:table-cell>
          <table:table-cell office:value-type="float" office:value="4.80678796118349" calcext:value-type="float">
            <text:p>4.80678796118349</text:p>
          </table:table-cell>
          <table:table-cell office:value-type="float" office:value="35.7040900711601" calcext:value-type="float">
            <text:p>35.7040900711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61289691124615" calcext:value-type="float">
            <text:p>0.066128969112462</text:p>
          </table:table-cell>
          <table:table-cell office:value-type="float" office:value="0.801295741896877" calcext:value-type="float">
            <text:p>0.801295741896877</text:p>
          </table:table-cell>
          <table:table-cell table:number-columns-repeated="2"/>
          <table:table-cell office:value-type="float" office:value="0.507056978567695" calcext:value-type="float">
            <text:p>0.507056978567695</text:p>
          </table:table-cell>
          <table:table-cell office:value-type="float" office:value="0.492943021432305" calcext:value-type="float">
            <text:p>0.492943021432305</text:p>
          </table:table-cell>
          <table:table-cell office:value-type="float" office:value="2.58579162615177" calcext:value-type="float">
            <text:p>2.58579162615177</text:p>
          </table:table-cell>
          <table:table-cell office:value-type="float" office:value="41.9722007964446" calcext:value-type="float">
            <text:p>41.97220079644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3174951752658" calcext:value-type="float">
            <text:p>0.803174951752658</text:p>
          </table:table-cell>
          <table:table-cell office:value-type="float" office:value="0.867624997232042" calcext:value-type="float">
            <text:p>0.867624997232042</text:p>
          </table:table-cell>
          <table:table-cell table:number-columns-repeated="2"/>
          <table:table-cell office:value-type="float" office:value="0.158469945355191" calcext:value-type="float">
            <text:p>0.158469945355191</text:p>
          </table:table-cell>
          <table:table-cell office:value-type="float" office:value="0.841530054644809" calcext:value-type="float">
            <text:p>0.841530054644809</text:p>
          </table:table-cell>
          <table:table-cell office:value-type="float" office:value="5.59145255577914" calcext:value-type="float">
            <text:p>5.59145255577914</text:p>
          </table:table-cell>
          <table:table-cell office:value-type="float" office:value="34.6898636490978" calcext:value-type="float">
            <text:p>34.68986364909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96100029188003" calcext:value-type="float">
            <text:p>0.296100029188003</text:p>
          </table:table-cell>
          <table:table-cell office:value-type="float" office:value="0.363703494651818" calcext:value-type="float">
            <text:p>0.363703494651818</text:p>
          </table:table-cell>
          <table:table-cell table:number-columns-repeated="2"/>
          <table:table-cell office:value-type="float" office:value="0.704868154158215" calcext:value-type="float">
            <text:p>0.704868154158215</text:p>
          </table:table-cell>
          <table:table-cell office:value-type="float" office:value="0.295131845841785" calcext:value-type="float">
            <text:p>0.295131845841785</text:p>
          </table:table-cell>
          <table:table-cell office:value-type="float" office:value="0.879821837228326" calcext:value-type="float">
            <text:p>0.879821837228326</text:p>
          </table:table-cell>
          <table:table-cell office:value-type="float" office:value="43.6219202209089" calcext:value-type="float">
            <text:p>43.6219202209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93427804098912" calcext:value-type="float">
            <text:p>0.293427804098912</text:p>
          </table:table-cell>
          <table:table-cell office:value-type="float" office:value="0.106988749972123" calcext:value-type="float">
            <text:p>0.106988749972123</text:p>
          </table:table-cell>
          <table:table-cell table:number-columns-repeated="2"/>
          <table:table-cell office:value-type="float" office:value="0.877094972067039" calcext:value-type="float">
            <text:p>0.877094972067039</text:p>
          </table:table-cell>
          <table:table-cell office:value-type="float" office:value="0.122905027932961" calcext:value-type="float">
            <text:p>0.122905027932961</text:p>
          </table:table-cell>
          <table:table-cell office:value-type="float" office:value="0.390185875355628" calcext:value-type="float">
            <text:p>0.390185875355628</text:p>
          </table:table-cell>
          <table:table-cell office:value-type="float" office:value="46.0933809281286" calcext:value-type="float">
            <text:p>46.0933809281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31919418893896" calcext:value-type="float">
            <text:p>0.331919418893896</text:p>
          </table:table-cell>
          <table:table-cell office:value-type="float" office:value="0.26265239295119" calcext:value-type="float">
            <text:p>0.26265239295119</text:p>
          </table:table-cell>
          <table:table-cell table:number-columns-repeated="2"/>
          <table:table-cell office:value-type="float" office:value="0.742218675179569" calcext:value-type="float">
            <text:p>0.742218675179569</text:p>
          </table:table-cell>
          <table:table-cell office:value-type="float" office:value="0.257781324820431" calcext:value-type="float">
            <text:p>0.257781324820431</text:p>
          </table:table-cell>
          <table:table-cell office:value-type="float" office:value="0.716627120647391" calcext:value-type="float">
            <text:p>0.716627120647391</text:p>
          </table:table-cell>
          <table:table-cell office:value-type="float" office:value="44.233438661711" calcext:value-type="float">
            <text:p>44.233438661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4321113580317" calcext:value-type="float">
            <text:p>0.874321113580317</text:p>
          </table:table-cell>
          <table:table-cell office:value-type="float" office:value="0.207692471541403" calcext:value-type="float">
            <text:p>0.207692471541403</text:p>
          </table:table-cell>
          <table:table-cell table:number-columns-repeated="2"/>
          <table:table-cell office:value-type="float" office:value="0.843544857768053" calcext:value-type="float">
            <text:p>0.843544857768053</text:p>
          </table:table-cell>
          <table:table-cell office:value-type="float" office:value="0.156455142231947" calcext:value-type="float">
            <text:p>0.156455142231947</text:p>
          </table:table-cell>
          <table:table-cell office:value-type="float" office:value="3.23029428954921" calcext:value-type="float">
            <text:p>3.23029428954921</text:p>
          </table:table-cell>
          <table:table-cell office:value-type="float" office:value="39.9874377211701" calcext:value-type="float">
            <text:p>39.98743772117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00349065681807" calcext:value-type="float">
            <text:p>0.100349065681807</text:p>
          </table:table-cell>
          <table:table-cell office:value-type="float" office:value="0.254033209601101" calcext:value-type="float">
            <text:p>0.254033209601101</text:p>
          </table:table-cell>
          <table:table-cell table:number-columns-repeated="2"/>
          <table:table-cell office:value-type="float" office:value="0.486899563318777" calcext:value-type="float">
            <text:p>0.486899563318777</text:p>
          </table:table-cell>
          <table:table-cell office:value-type="float" office:value="0.513100436681223" calcext:value-type="float">
            <text:p>0.513100436681223</text:p>
          </table:table-cell>
          <table:table-cell office:value-type="float" office:value="0.298411226253795" calcext:value-type="float">
            <text:p>0.298411226253795</text:p>
          </table:table-cell>
          <table:table-cell office:value-type="float" office:value="46.5307800537344" calcext:value-type="float">
            <text:p>46.53078005373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3322263103022" calcext:value-type="float">
            <text:p>0.963322263103022</text:p>
          </table:table-cell>
          <table:table-cell office:value-type="float" office:value="0.98038187007787" calcext:value-type="float">
            <text:p>0.98038187007787</text:p>
          </table:table-cell>
          <table:table-cell table:number-columns-repeated="2"/>
          <table:table-cell office:value-type="float" office:value="0.330166270783848" calcext:value-type="float">
            <text:p>0.330166270783848</text:p>
          </table:table-cell>
          <table:table-cell office:value-type="float" office:value="0.669833729216152" calcext:value-type="float">
            <text:p>0.669833729216152</text:p>
          </table:table-cell>
          <table:table-cell office:value-type="float" office:value="7.55655357506924" calcext:value-type="float">
            <text:p>7.55655357506924</text:p>
          </table:table-cell>
          <table:table-cell office:value-type="float" office:value="32.4520970619584" calcext:value-type="float">
            <text:p>32.4520970619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9195002363901" calcext:value-type="float">
            <text:p>0.599195002363901</text:p>
          </table:table-cell>
          <table:table-cell office:value-type="float" office:value="0.423013923338888" calcext:value-type="float">
            <text:p>0.423013923338888</text:p>
          </table:table-cell>
          <table:table-cell table:number-columns-repeated="2"/>
          <table:table-cell office:value-type="float" office:value="0.119047619047619" calcext:value-type="float">
            <text:p>0.119047619047619</text:p>
          </table:table-cell>
          <table:table-cell office:value-type="float" office:value="0.880952380952381" calcext:value-type="float">
            <text:p>0.880952380952381</text:p>
          </table:table-cell>
          <table:table-cell office:value-type="float" office:value="2.15190172078574" calcext:value-type="float">
            <text:p>2.15190172078574</text:p>
          </table:table-cell>
          <table:table-cell office:value-type="float" office:value="40.3158861731686" calcext:value-type="float">
            <text:p>40.31588617316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46995821032128" calcext:value-type="float">
            <text:p>0.546995821032128</text:p>
          </table:table-cell>
          <table:table-cell office:value-type="float" office:value="0.486395081486951" calcext:value-type="float">
            <text:p>0.486395081486951</text:p>
          </table:table-cell>
          <table:table-cell table:number-columns-repeated="2"/>
          <table:table-cell office:value-type="float" office:value="0.954292084726867" calcext:value-type="float">
            <text:p>0.954292084726867</text:p>
          </table:table-cell>
          <table:table-cell office:value-type="float" office:value="0.0457079152731327" calcext:value-type="float">
            <text:p>0.045707915273133</text:p>
          </table:table-cell>
          <table:table-cell office:value-type="float" office:value="2.14313841408524" calcext:value-type="float">
            <text:p>2.14313841408524</text:p>
          </table:table-cell>
          <table:table-cell office:value-type="float" office:value="40.2018755783305" calcext:value-type="float">
            <text:p>40.20187557833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9719316728338" calcext:value-type="float">
            <text:p>0.749719316728338</text:p>
          </table:table-cell>
          <table:table-cell office:value-type="float" office:value="0.552141858698844" calcext:value-type="float">
            <text:p>0.552141858698844</text:p>
          </table:table-cell>
          <table:table-cell table:number-columns-repeated="2"/>
          <table:table-cell office:value-type="float" office:value="0.555209953343701" calcext:value-type="float">
            <text:p>0.555209953343701</text:p>
          </table:table-cell>
          <table:table-cell office:value-type="float" office:value="0.444790046656299" calcext:value-type="float">
            <text:p>0.444790046656299</text:p>
          </table:table-cell>
          <table:table-cell office:value-type="float" office:value="3.46775874401208" calcext:value-type="float">
            <text:p>3.46775874401208</text:p>
          </table:table-cell>
          <table:table-cell office:value-type="float" office:value="37.8483279317312" calcext:value-type="float">
            <text:p>37.8483279317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05428284240787" calcext:value-type="float">
            <text:p>0.905428284240787</text:p>
          </table:table-cell>
          <table:table-cell office:value-type="float" office:value="0.462851026022567" calcext:value-type="float">
            <text:p>0.462851026022567</text:p>
          </table:table-cell>
          <table:table-cell table:number-columns-repeated="2"/>
          <table:table-cell office:value-type="float" office:value="0.468842729970326" calcext:value-type="float">
            <text:p>0.468842729970326</text:p>
          </table:table-cell>
          <table:table-cell office:value-type="float" office:value="0.531157270029674" calcext:value-type="float">
            <text:p>0.531157270029674</text:p>
          </table:table-cell>
          <table:table-cell office:value-type="float" office:value="4.13612580077343" calcext:value-type="float">
            <text:p>4.13612580077343</text:p>
          </table:table-cell>
          <table:table-cell office:value-type="float" office:value="37.3512383475598" calcext:value-type="float">
            <text:p>37.35123834755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9694425862568" calcext:value-type="float">
            <text:p>0.769694425862568</text:p>
          </table:table-cell>
          <table:table-cell office:value-type="float" office:value="0.922120392428475" calcext:value-type="float">
            <text:p>0.922120392428475</text:p>
          </table:table-cell>
          <table:table-cell table:number-columns-repeated="2"/>
          <table:table-cell office:value-type="float" office:value="0.133333333333333" calcext:value-type="float">
            <text:p>0.133333333333333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5.77094210934541" calcext:value-type="float">
            <text:p>5.77094210934541</text:p>
          </table:table-cell>
          <table:table-cell office:value-type="float" office:value="34.5245873444259" calcext:value-type="float">
            <text:p>34.52458734442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4419657899123" calcext:value-type="float">
            <text:p>0.774419657899123</text:p>
          </table:table-cell>
          <table:table-cell office:value-type="float" office:value="0.667378068470421" calcext:value-type="float">
            <text:p>0.667378068470421</text:p>
          </table:table-cell>
          <table:table-cell table:number-columns-repeated="2"/>
          <table:table-cell office:value-type="float" office:value="0.584699453551913" calcext:value-type="float">
            <text:p>0.584699453551913</text:p>
          </table:table-cell>
          <table:table-cell office:value-type="float" office:value="0.415300546448087" calcext:value-type="float">
            <text:p>0.415300546448087</text:p>
          </table:table-cell>
          <table:table-cell office:value-type="float" office:value="4.18047717126362" calcext:value-type="float">
            <text:p>4.18047717126362</text:p>
          </table:table-cell>
          <table:table-cell office:value-type="float" office:value="36.6271420291205" calcext:value-type="float">
            <text:p>36.6271420291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41671735830211" calcext:value-type="float">
            <text:p>0.241671735830211</text:p>
          </table:table-cell>
          <table:table-cell office:value-type="float" office:value="0.820328721869041" calcext:value-type="float">
            <text:p>0.820328721869041</text:p>
          </table:table-cell>
          <table:table-cell table:number-columns-repeated="2"/>
          <table:table-cell office:value-type="float" office:value="0.142053445850914" calcext:value-type="float">
            <text:p>0.142053445850914</text:p>
          </table:table-cell>
          <table:table-cell office:value-type="float" office:value="0.857946554149086" calcext:value-type="float">
            <text:p>0.857946554149086</text:p>
          </table:table-cell>
          <table:table-cell office:value-type="float" office:value="2.92537775928992" calcext:value-type="float">
            <text:p>2.92537775928992</text:p>
          </table:table-cell>
          <table:table-cell office:value-type="float" office:value="40.11133986283" calcext:value-type="float">
            <text:p>40.11133986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23387816295119" calcext:value-type="float">
            <text:p>0.823387816295119</text:p>
          </table:table-cell>
          <table:table-cell office:value-type="float" office:value="0.0817316033817339" calcext:value-type="float">
            <text:p>0.081731603381734</text:p>
          </table:table-cell>
          <table:table-cell table:number-columns-repeated="2"/>
          <table:table-cell office:value-type="float" office:value="0.50392875851231" calcext:value-type="float">
            <text:p>0.50392875851231</text:p>
          </table:table-cell>
          <table:table-cell office:value-type="float" office:value="0.49607124148769" calcext:value-type="float">
            <text:p>0.49607124148769</text:p>
          </table:table-cell>
          <table:table-cell office:value-type="float" office:value="2.73859020405837" calcext:value-type="float">
            <text:p>2.73859020405837</text:p>
          </table:table-cell>
          <table:table-cell office:value-type="float" office:value="41.6334533542461" calcext:value-type="float">
            <text:p>41.6334533542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7946501250079" calcext:value-type="float">
            <text:p>0.627946501250079</text:p>
          </table:table-cell>
          <table:table-cell office:value-type="float" office:value="0.748921288870032" calcext:value-type="float">
            <text:p>0.748921288870032</text:p>
          </table:table-cell>
          <table:table-cell table:number-columns-repeated="2"/>
          <table:table-cell office:value-type="float" office:value="0.316239316239316" calcext:value-type="float">
            <text:p>0.316239316239316</text:p>
          </table:table-cell>
          <table:table-cell office:value-type="float" office:value="0.683760683760684" calcext:value-type="float">
            <text:p>0.683760683760684</text:p>
          </table:table-cell>
          <table:table-cell office:value-type="float" office:value="3.82079962141986" calcext:value-type="float">
            <text:p>3.82079962141986</text:p>
          </table:table-cell>
          <table:table-cell office:value-type="float" office:value="37.1865220041539" calcext:value-type="float">
            <text:p>37.18652200415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21469210625382" calcext:value-type="float">
            <text:p>0.821469210625382</text:p>
          </table:table-cell>
          <table:table-cell office:value-type="float" office:value="0.829539666068227" calcext:value-type="float">
            <text:p>0.829539666068227</text:p>
          </table:table-cell>
          <table:table-cell table:number-columns-repeated="2"/>
          <table:table-cell office:value-type="float" office:value="0.684410646387833" calcext:value-type="float">
            <text:p>0.684410646387833</text:p>
          </table:table-cell>
          <table:table-cell office:value-type="float" office:value="0.315589353612167" calcext:value-type="float">
            <text:p>0.315589353612167</text:p>
          </table:table-cell>
          <table:table-cell office:value-type="float" office:value="5.4517908863443" calcext:value-type="float">
            <text:p>5.4517908863443</text:p>
          </table:table-cell>
          <table:table-cell office:value-type="float" office:value="34.85285895465" calcext:value-type="float">
            <text:p>34.852858954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0239198574288" calcext:value-type="float">
            <text:p>0.410239198574288</text:p>
          </table:table-cell>
          <table:table-cell office:value-type="float" office:value="0.100926844627446" calcext:value-type="float">
            <text:p>0.100926844627446</text:p>
          </table:table-cell>
          <table:table-cell table:number-columns-repeated="2"/>
          <table:table-cell office:value-type="float" office:value="0.664245359160613" calcext:value-type="float">
            <text:p>0.664245359160613</text:p>
          </table:table-cell>
          <table:table-cell office:value-type="float" office:value="0.335754640839387" calcext:value-type="float">
            <text:p>0.335754640839387</text:p>
          </table:table-cell>
          <table:table-cell office:value-type="float" office:value="0.713929712053305" calcext:value-type="float">
            <text:p>0.713929712053305</text:p>
          </table:table-cell>
          <table:table-cell office:value-type="float" office:value="45.066821995996" calcext:value-type="float">
            <text:p>45.066821995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095862645859" calcext:value-type="float">
            <text:p>0.38095862645859</text:p>
          </table:table-cell>
          <table:table-cell office:value-type="float" office:value="0.472050044274889" calcext:value-type="float">
            <text:p>0.472050044274889</text:p>
          </table:table-cell>
          <table:table-cell table:number-columns-repeated="2"/>
          <table:table-cell office:value-type="float" office:value="0.557314756174794" calcext:value-type="float">
            <text:p>0.557314756174794</text:p>
          </table:table-cell>
          <table:table-cell office:value-type="float" office:value="0.442685243825206" calcext:value-type="float">
            <text:p>0.442685243825206</text:p>
          </table:table-cell>
          <table:table-cell office:value-type="float" office:value="1.47184287749256" calcext:value-type="float">
            <text:p>1.47184287749256</text:p>
          </table:table-cell>
          <table:table-cell office:value-type="float" office:value="41.8378740120384" calcext:value-type="float">
            <text:p>41.8378740120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70694394239977" calcext:value-type="float">
            <text:p>0.670694394239977</text:p>
          </table:table-cell>
          <table:table-cell office:value-type="float" office:value="0.760573379169189" calcext:value-type="float">
            <text:p>0.760573379169189</text:p>
          </table:table-cell>
          <table:table-cell table:number-columns-repeated="2"/>
          <table:table-cell office:value-type="float" office:value="0.0515873015873016" calcext:value-type="float">
            <text:p>0.051587301587302</text:p>
          </table:table-cell>
          <table:table-cell office:value-type="float" office:value="0.948412698412698" calcext:value-type="float">
            <text:p>0.948412698412698</text:p>
          </table:table-cell>
          <table:table-cell office:value-type="float" office:value="4.11321134226307" calcext:value-type="float">
            <text:p>4.11321134226307</text:p>
          </table:table-cell>
          <table:table-cell office:value-type="float" office:value="36.7156251014741" calcext:value-type="float">
            <text:p>36.71562510147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29234082033316" calcext:value-type="float">
            <text:p>0.529234082033316</text:p>
          </table:table-cell>
          <table:table-cell office:value-type="float" office:value="0.759602151206162" calcext:value-type="float">
            <text:p>0.759602151206162</text:p>
          </table:table-cell>
          <table:table-cell table:number-columns-repeated="2"/>
          <table:table-cell office:value-type="float" office:value="0.196658097686375" calcext:value-type="float">
            <text:p>0.196658097686375</text:p>
          </table:table-cell>
          <table:table-cell office:value-type="float" office:value="0.803341902313625" calcext:value-type="float">
            <text:p>0.803341902313625</text:p>
          </table:table-cell>
          <table:table-cell office:value-type="float" office:value="3.42833656681071" calcext:value-type="float">
            <text:p>3.42833656681071</text:p>
          </table:table-cell>
          <table:table-cell office:value-type="float" office:value="37.9687218093079" calcext:value-type="float">
            <text:p>37.9687218093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6084469687543" calcext:value-type="float">
            <text:p>0.036084469687543</text:p>
          </table:table-cell>
          <table:table-cell office:value-type="float" office:value="0.945662205851592" calcext:value-type="float">
            <text:p>0.945662205851592</text:p>
          </table:table-cell>
          <table:table-cell table:number-columns-repeated="2"/>
          <table:table-cell office:value-type="float" office:value="0.388157894736842" calcext:value-type="float">
            <text:p>0.388157894736842</text:p>
          </table:table-cell>
          <table:table-cell office:value-type="float" office:value="0.611842105263158" calcext:value-type="float">
            <text:p>0.611842105263158</text:p>
          </table:table-cell>
          <table:table-cell office:value-type="float" office:value="3.58231638611492" calcext:value-type="float">
            <text:p>3.58231638611492</text:p>
          </table:table-cell>
          <table:table-cell office:value-type="float" office:value="41.0781123411374" calcext:value-type="float">
            <text:p>41.07811234113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0961455250039" calcext:value-type="float">
            <text:p>0.760961455250039</text:p>
          </table:table-cell>
          <table:table-cell office:value-type="float" office:value="0.278786028558694" calcext:value-type="float">
            <text:p>0.278786028558694</text:p>
          </table:table-cell>
          <table:table-cell table:number-columns-repeated="2"/>
          <table:table-cell office:value-type="float" office:value="0.457858769931663" calcext:value-type="float">
            <text:p>0.457858769931663</text:p>
          </table:table-cell>
          <table:table-cell office:value-type="float" office:value="0.542141230068337" calcext:value-type="float">
            <text:p>0.542141230068337</text:p>
          </table:table-cell>
          <table:table-cell office:value-type="float" office:value="2.62713594438314" calcext:value-type="float">
            <text:p>2.62713594438314</text:p>
          </table:table-cell>
          <table:table-cell office:value-type="float" office:value="40.2593091480085" calcext:value-type="float">
            <text:p>40.2593091480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0415318631481" calcext:value-type="float">
            <text:p>0.220415318631481</text:p>
          </table:table-cell>
          <table:table-cell office:value-type="float" office:value="0.146304292507096" calcext:value-type="float">
            <text:p>0.146304292507096</text:p>
          </table:table-cell>
          <table:table-cell table:number-columns-repeated="2"/>
          <table:table-cell office:value-type="float" office:value="0.182637182637183" calcext:value-type="float">
            <text:p>0.182637182637183</text:p>
          </table:table-cell>
          <table:table-cell office:value-type="float" office:value="0.817362817362817" calcext:value-type="float">
            <text:p>0.817362817362817</text:p>
          </table:table-cell>
          <table:table-cell office:value-type="float" office:value="0.279951434773677" calcext:value-type="float">
            <text:p>0.279951434773677</text:p>
          </table:table-cell>
          <table:table-cell office:value-type="float" office:value="46.4027917473077" calcext:value-type="float">
            <text:p>46.4027917473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5653695605339" calcext:value-type="float">
            <text:p>0.225653695605339</text:p>
          </table:table-cell>
          <table:table-cell office:value-type="float" office:value="0.378928472356336" calcext:value-type="float">
            <text:p>0.378928472356336</text:p>
          </table:table-cell>
          <table:table-cell table:number-columns-repeated="2"/>
          <table:table-cell office:value-type="float" office:value="0.64636678200692" calcext:value-type="float">
            <text:p>0.64636678200692</text:p>
          </table:table-cell>
          <table:table-cell office:value-type="float" office:value="0.35363321799308" calcext:value-type="float">
            <text:p>0.35363321799308</text:p>
          </table:table-cell>
          <table:table-cell office:value-type="float" office:value="0.778025510010613" calcext:value-type="float">
            <text:p>0.778025510010613</text:p>
          </table:table-cell>
          <table:table-cell office:value-type="float" office:value="44.1486846978859" calcext:value-type="float">
            <text:p>44.1486846978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4613159393925" calcext:value-type="float">
            <text:p>0.404613159393925</text:p>
          </table:table-cell>
          <table:table-cell office:value-type="float" office:value="0.526090491620328" calcext:value-type="float">
            <text:p>0.526090491620328</text:p>
          </table:table-cell>
          <table:table-cell table:number-columns-repeated="2"/>
          <table:table-cell office:value-type="float" office:value="0.933741080530071" calcext:value-type="float">
            <text:p>0.933741080530071</text:p>
          </table:table-cell>
          <table:table-cell office:value-type="float" office:value="0.0662589194699287" calcext:value-type="float">
            <text:p>0.066258919469929</text:p>
          </table:table-cell>
          <table:table-cell office:value-type="float" office:value="1.76193205651221" calcext:value-type="float">
            <text:p>1.76193205651221</text:p>
          </table:table-cell>
          <table:table-cell office:value-type="float" office:value="41.1334465039855" calcext:value-type="float">
            <text:p>41.1334465039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901430635264" calcext:value-type="float">
            <text:p>0.31901430635264</text:p>
          </table:table-cell>
          <table:table-cell office:value-type="float" office:value="0.867278628939599" calcext:value-type="float">
            <text:p>0.867278628939599</text:p>
          </table:table-cell>
          <table:table-cell table:number-columns-repeated="2"/>
          <table:table-cell office:value-type="float" office:value="0.373959121877366" calcext:value-type="float">
            <text:p>0.373959121877366</text:p>
          </table:table-cell>
          <table:table-cell office:value-type="float" office:value="0.626040878122634" calcext:value-type="float">
            <text:p>0.626040878122634</text:p>
          </table:table-cell>
          <table:table-cell office:value-type="float" office:value="3.41576939149203" calcext:value-type="float">
            <text:p>3.41576939149203</text:p>
          </table:table-cell>
          <table:table-cell office:value-type="float" office:value="38.9910129949506" calcext:value-type="float">
            <text:p>38.99101299495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29425308249894" calcext:value-type="float">
            <text:p>0.529425308249894</text:p>
          </table:table-cell>
          <table:table-cell office:value-type="float" office:value="0.815724938633005" calcext:value-type="float">
            <text:p>0.815724938633005</text:p>
          </table:table-cell>
          <table:table-cell table:number-columns-repeated="2"/>
          <table:table-cell office:value-type="float" office:value="0.589161940768746" calcext:value-type="float">
            <text:p>0.589161940768746</text:p>
          </table:table-cell>
          <table:table-cell office:value-type="float" office:value="0.410838059231254" calcext:value-type="float">
            <text:p>0.410838059231254</text:p>
          </table:table-cell>
          <table:table-cell office:value-type="float" office:value="3.78279333009326" calcext:value-type="float">
            <text:p>3.78279333009326</text:p>
          </table:table-cell>
          <table:table-cell office:value-type="float" office:value="37.4941958636943" calcext:value-type="float">
            <text:p>37.49419586369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0724366500672" calcext:value-type="float">
            <text:p>0.430724366500672</text:p>
          </table:table-cell>
          <table:table-cell office:value-type="float" office:value="0.447738692214422" calcext:value-type="float">
            <text:p>0.447738692214422</text:p>
          </table:table-cell>
          <table:table-cell table:number-columns-repeated="2"/>
          <table:table-cell office:value-type="float" office:value="0.535158680771624" calcext:value-type="float">
            <text:p>0.535158680771624</text:p>
          </table:table-cell>
          <table:table-cell office:value-type="float" office:value="0.464841319228376" calcext:value-type="float">
            <text:p>0.464841319228376</text:p>
          </table:table-cell>
          <table:table-cell office:value-type="float" office:value="1.54397366561314" calcext:value-type="float">
            <text:p>1.54397366561314</text:p>
          </table:table-cell>
          <table:table-cell office:value-type="float" office:value="41.6013628292524" calcext:value-type="float">
            <text:p>41.6013628292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43546371868201" calcext:value-type="float">
            <text:p>0.02435463718682</text:p>
          </table:table-cell>
          <table:table-cell office:value-type="float" office:value="0.955083366783406" calcext:value-type="float">
            <text:p>0.955083366783406</text:p>
          </table:table-cell>
          <table:table-cell table:number-columns-repeated="2"/>
          <table:table-cell office:value-type="float" office:value="0.511840688912809" calcext:value-type="float">
            <text:p>0.511840688912809</text:p>
          </table:table-cell>
          <table:table-cell office:value-type="float" office:value="0.488159311087191" calcext:value-type="float">
            <text:p>0.488159311087191</text:p>
          </table:table-cell>
          <table:table-cell office:value-type="float" office:value="3.65110954343531" calcext:value-type="float">
            <text:p>3.65110954343531</text:p>
          </table:table-cell>
          <table:table-cell office:value-type="float" office:value="41.1183973461566" calcext:value-type="float">
            <text:p>41.1183973461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2202297443606" calcext:value-type="float">
            <text:p>0.892202297443606</text:p>
          </table:table-cell>
          <table:table-cell office:value-type="float" office:value="0.899661985446046" calcext:value-type="float">
            <text:p>0.899661985446046</text:p>
          </table:table-cell>
          <table:table-cell table:number-columns-repeated="2"/>
          <table:table-cell office:value-type="float" office:value="0.182266009852217" calcext:value-type="float">
            <text:p>0.182266009852217</text:p>
          </table:table-cell>
          <table:table-cell office:value-type="float" office:value="0.817733990147783" calcext:value-type="float">
            <text:p>0.817733990147783</text:p>
          </table:table-cell>
          <table:table-cell office:value-type="float" office:value="6.42166651048149" calcext:value-type="float">
            <text:p>6.42166651048149</text:p>
          </table:table-cell>
          <table:table-cell office:value-type="float" office:value="33.6867737987238" calcext:value-type="float">
            <text:p>33.68677379872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74236537699527" calcext:value-type="float">
            <text:p>0.274236537699527</text:p>
          </table:table-cell>
          <table:table-cell office:value-type="float" office:value="0.729675503076462" calcext:value-type="float">
            <text:p>0.729675503076462</text:p>
          </table:table-cell>
          <table:table-cell table:number-columns-repeated="2"/>
          <table:table-cell office:value-type="float" office:value="0.0456475583864119" calcext:value-type="float">
            <text:p>0.045647558386412</text:p>
          </table:table-cell>
          <table:table-cell office:value-type="float" office:value="0.954352441613588" calcext:value-type="float">
            <text:p>0.954352441613588</text:p>
          </table:table-cell>
          <table:table-cell office:value-type="float" office:value="2.43052807359725" calcext:value-type="float">
            <text:p>2.43052807359725</text:p>
          </table:table-cell>
          <table:table-cell office:value-type="float" office:value="40.5685116106394" calcext:value-type="float">
            <text:p>40.56851161063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5043000737091" calcext:value-type="float">
            <text:p>0.915043000737091</text:p>
          </table:table-cell>
          <table:table-cell office:value-type="float" office:value="0.409360721574056" calcext:value-type="float">
            <text:p>0.409360721574056</text:p>
          </table:table-cell>
          <table:table-cell table:number-columns-repeated="2"/>
          <table:table-cell office:value-type="float" office:value="0.713164777680907" calcext:value-type="float">
            <text:p>0.713164777680907</text:p>
          </table:table-cell>
          <table:table-cell office:value-type="float" office:value="0.286835222319093" calcext:value-type="float">
            <text:p>0.286835222319093</text:p>
          </table:table-cell>
          <table:table-cell office:value-type="float" office:value="4.01951957426229" calcext:value-type="float">
            <text:p>4.01951957426229</text:p>
          </table:table-cell>
          <table:table-cell office:value-type="float" office:value="37.7608426704541" calcext:value-type="float">
            <text:p>37.76084267045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2719473586639" calcext:value-type="float">
            <text:p>0.412719473586639</text:p>
          </table:table-cell>
          <table:table-cell office:value-type="float" office:value="0.844836937586164" calcext:value-type="float">
            <text:p>0.844836937586164</text:p>
          </table:table-cell>
          <table:table-cell table:number-columns-repeated="2"/>
          <table:table-cell office:value-type="float" office:value="0.407068062827225" calcext:value-type="float">
            <text:p>0.407068062827225</text:p>
          </table:table-cell>
          <table:table-cell office:value-type="float" office:value="0.592931937172775" calcext:value-type="float">
            <text:p>0.592931937172775</text:p>
          </table:table-cell>
          <table:table-cell office:value-type="float" office:value="3.5363472599504" calcext:value-type="float">
            <text:p>3.5363472599504</text:p>
          </table:table-cell>
          <table:table-cell office:value-type="float" office:value="38.3085227032596" calcext:value-type="float">
            <text:p>38.30852270325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9638075637421" calcext:value-type="float">
            <text:p>0.979638075637421</text:p>
          </table:table-cell>
          <table:table-cell office:value-type="float" office:value="0.610440123799965" calcext:value-type="float">
            <text:p>0.610440123799965</text:p>
          </table:table-cell>
          <table:table-cell table:number-columns-repeated="2"/>
          <table:table-cell office:value-type="float" office:value="0.655086848635236" calcext:value-type="float">
            <text:p>0.655086848635236</text:p>
          </table:table-cell>
          <table:table-cell office:value-type="float" office:value="0.344913151364764" calcext:value-type="float">
            <text:p>0.344913151364764</text:p>
          </table:table-cell>
          <table:table-cell office:value-type="float" office:value="5.32931161593402" calcext:value-type="float">
            <text:p>5.32931161593402</text:p>
          </table:table-cell>
          <table:table-cell office:value-type="float" office:value="35.4315459096096" calcext:value-type="float">
            <text:p>35.4315459096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0209651440059" calcext:value-type="float">
            <text:p>0.280209651440059</text:p>
          </table:table-cell>
          <table:table-cell office:value-type="float" office:value="0.678233712116057" calcext:value-type="float">
            <text:p>0.678233712116057</text:p>
          </table:table-cell>
          <table:table-cell table:number-columns-repeated="2"/>
          <table:table-cell office:value-type="float" office:value="0.0156028368794326" calcext:value-type="float">
            <text:p>0.015602836879433</text:p>
          </table:table-cell>
          <table:table-cell office:value-type="float" office:value="0.984397163120567" calcext:value-type="float">
            <text:p>0.984397163120567</text:p>
          </table:table-cell>
          <table:table-cell office:value-type="float" office:value="2.15407366804355" calcext:value-type="float">
            <text:p>2.15407366804355</text:p>
          </table:table-cell>
          <table:table-cell office:value-type="float" office:value="40.9540847814497" calcext:value-type="float">
            <text:p>40.95408478144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94441604282586" calcext:value-type="float">
            <text:p>0.294441604282586</text:p>
          </table:table-cell>
          <table:table-cell office:value-type="float" office:value="0.326244125921644" calcext:value-type="float">
            <text:p>0.326244125921644</text:p>
          </table:table-cell>
          <table:table-cell table:number-columns-repeated="2"/>
          <table:table-cell office:value-type="float" office:value="0.382992748846407" calcext:value-type="float">
            <text:p>0.382992748846407</text:p>
          </table:table-cell>
          <table:table-cell office:value-type="float" office:value="0.617007251153593" calcext:value-type="float">
            <text:p>0.617007251153593</text:p>
          </table:table-cell>
          <table:table-cell office:value-type="float" office:value="0.772524352123521" calcext:value-type="float">
            <text:p>0.772524352123521</text:p>
          </table:table-cell>
          <table:table-cell office:value-type="float" office:value="43.9862737859886" calcext:value-type="float">
            <text:p>43.98627378598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8762615471703" calcext:value-type="float">
            <text:p>0.348762615471703</text:p>
          </table:table-cell>
          <table:table-cell office:value-type="float" office:value="0.37656018550373" calcext:value-type="float">
            <text:p>0.37656018550373</text:p>
          </table:table-cell>
          <table:table-cell table:number-columns-repeated="2"/>
          <table:table-cell office:value-type="float" office:value="0.379381443298969" calcext:value-type="float">
            <text:p>0.379381443298969</text:p>
          </table:table-cell>
          <table:table-cell office:value-type="float" office:value="0.620618556701031" calcext:value-type="float">
            <text:p>0.620618556701031</text:p>
          </table:table-cell>
          <table:table-cell office:value-type="float" office:value="1.05373174102907" calcext:value-type="float">
            <text:p>1.05373174102907</text:p>
          </table:table-cell>
          <table:table-cell office:value-type="float" office:value="43.0102049255029" calcext:value-type="float">
            <text:p>43.0102049255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6447520454607" calcext:value-type="float">
            <text:p>0.556447520454607</text:p>
          </table:table-cell>
          <table:table-cell office:value-type="float" office:value="0.259526114536824" calcext:value-type="float">
            <text:p>0.259526114536824</text:p>
          </table:table-cell>
          <table:table-cell table:number-columns-repeated="2"/>
          <table:table-cell office:value-type="float" office:value="0.582005623242737" calcext:value-type="float">
            <text:p>0.582005623242737</text:p>
          </table:table-cell>
          <table:table-cell office:value-type="float" office:value="0.417994376757263" calcext:value-type="float">
            <text:p>0.417994376757263</text:p>
          </table:table-cell>
          <table:table-cell office:value-type="float" office:value="1.50795058858664" calcext:value-type="float">
            <text:p>1.50795058858664</text:p>
          </table:table-cell>
          <table:table-cell office:value-type="float" office:value="42.2172512972324" calcext:value-type="float">
            <text:p>42.2172512972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9090553062619" calcext:value-type="float">
            <text:p>0.789090553062619</text:p>
          </table:table-cell>
          <table:table-cell office:value-type="float" office:value="0.528325820795604" calcext:value-type="float">
            <text:p>0.528325820795604</text:p>
          </table:table-cell>
          <table:table-cell table:number-columns-repeated="2"/>
          <table:table-cell office:value-type="float" office:value="0.827263267429761" calcext:value-type="float">
            <text:p>0.827263267429761</text:p>
          </table:table-cell>
          <table:table-cell office:value-type="float" office:value="0.172736732570239" calcext:value-type="float">
            <text:p>0.172736732570239</text:p>
          </table:table-cell>
          <table:table-cell office:value-type="float" office:value="3.60716829540807" calcext:value-type="float">
            <text:p>3.60716829540807</text:p>
          </table:table-cell>
          <table:table-cell office:value-type="float" office:value="37.7276283352698" calcext:value-type="float">
            <text:p>37.72762833526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1935554864473" calcext:value-type="float">
            <text:p>0.761935554864473</text:p>
          </table:table-cell>
          <table:table-cell office:value-type="float" office:value="0.356062697857842" calcext:value-type="float">
            <text:p>0.356062697857842</text:p>
          </table:table-cell>
          <table:table-cell table:number-columns-repeated="2"/>
          <table:table-cell office:value-type="float" office:value="0.808743169398907" calcext:value-type="float">
            <text:p>0.808743169398907</text:p>
          </table:table-cell>
          <table:table-cell office:value-type="float" office:value="0.191256830601093" calcext:value-type="float">
            <text:p>0.191256830601093</text:p>
          </table:table-cell>
          <table:table-cell office:value-type="float" office:value="2.82930573828975" calcext:value-type="float">
            <text:p>2.82930573828975</text:p>
          </table:table-cell>
          <table:table-cell office:value-type="float" office:value="39.5273439073493" calcext:value-type="float">
            <text:p>39.52734390734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60285798848301" calcext:value-type="float">
            <text:p>0.560285798848301</text:p>
          </table:table-cell>
          <table:table-cell office:value-type="float" office:value="0.386215700923294" calcext:value-type="float">
            <text:p>0.386215700923294</text:p>
          </table:table-cell>
          <table:table-cell table:number-columns-repeated="2"/>
          <table:table-cell office:value-type="float" office:value="0.206896551724138" calcext:value-type="float">
            <text:p>0.206896551724138</text:p>
          </table:table-cell>
          <table:table-cell office:value-type="float" office:value="0.793103448275862" calcext:value-type="float">
            <text:p>0.793103448275862</text:p>
          </table:table-cell>
          <table:table-cell office:value-type="float" office:value="1.852330976123" calcext:value-type="float">
            <text:p>1.852330976123</text:p>
          </table:table-cell>
          <table:table-cell office:value-type="float" office:value="40.9980677463148" calcext:value-type="float">
            <text:p>40.9980677463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6292450114338" calcext:value-type="float">
            <text:p>0.586292450114338</text:p>
          </table:table-cell>
          <table:table-cell office:value-type="float" office:value="0.0419131515868132" calcext:value-type="float">
            <text:p>0.041913151586813</text:p>
          </table:table-cell>
          <table:table-cell table:number-columns-repeated="2"/>
          <table:table-cell office:value-type="float" office:value="0.507751937984496" calcext:value-type="float">
            <text:p>0.507751937984496</text:p>
          </table:table-cell>
          <table:table-cell office:value-type="float" office:value="0.492248062015504" calcext:value-type="float">
            <text:p>0.492248062015504</text:p>
          </table:table-cell>
          <table:table-cell office:value-type="float" office:value="1.38198219734805" calcext:value-type="float">
            <text:p>1.38198219734805</text:p>
          </table:table-cell>
          <table:table-cell office:value-type="float" office:value="44.0634395323255" calcext:value-type="float">
            <text:p>44.0634395323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3315106444827" calcext:value-type="float">
            <text:p>0.593315106444827</text:p>
          </table:table-cell>
          <table:table-cell office:value-type="float" office:value="0.654777575365151" calcext:value-type="float">
            <text:p>0.654777575365151</text:p>
          </table:table-cell>
          <table:table-cell table:number-columns-repeated="2"/>
          <table:table-cell office:value-type="float" office:value="0.859060402684564" calcext:value-type="float">
            <text:p>0.859060402684564</text:p>
          </table:table-cell>
          <table:table-cell office:value-type="float" office:value="0.140939597315436" calcext:value-type="float">
            <text:p>0.140939597315436</text:p>
          </table:table-cell>
          <table:table-cell office:value-type="float" office:value="3.12302595494681" calcext:value-type="float">
            <text:p>3.12302595494681</text:p>
          </table:table-cell>
          <table:table-cell office:value-type="float" office:value="38.2998296706369" calcext:value-type="float">
            <text:p>38.2998296706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66832020070731" calcext:value-type="float">
            <text:p>0.056683202007073</text:p>
          </table:table-cell>
          <table:table-cell office:value-type="float" office:value="0.959476295272775" calcext:value-type="float">
            <text:p>0.959476295272775</text:p>
          </table:table-cell>
          <table:table-cell table:number-columns-repeated="2"/>
          <table:table-cell office:value-type="float" office:value="0.0602678571428571" calcext:value-type="float">
            <text:p>0.060267857142857</text:p>
          </table:table-cell>
          <table:table-cell office:value-type="float" office:value="0.939732142857143" calcext:value-type="float">
            <text:p>0.939732142857143</text:p>
          </table:table-cell>
          <table:table-cell office:value-type="float" office:value="3.69523098632058" calcext:value-type="float">
            <text:p>3.69523098632058</text:p>
          </table:table-cell>
          <table:table-cell office:value-type="float" office:value="40.7622127737817" calcext:value-type="float">
            <text:p>40.76221277378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9147839034213" calcext:value-type="float">
            <text:p>0.439147839034213</text:p>
          </table:table-cell>
          <table:table-cell office:value-type="float" office:value="0.490115853347446" calcext:value-type="float">
            <text:p>0.490115853347446</text:p>
          </table:table-cell>
          <table:table-cell table:number-columns-repeated="2"/>
          <table:table-cell office:value-type="float" office:value="0.763409961685824" calcext:value-type="float">
            <text:p>0.763409961685824</text:p>
          </table:table-cell>
          <table:table-cell office:value-type="float" office:value="0.236590038314176" calcext:value-type="float">
            <text:p>0.236590038314176</text:p>
          </table:table-cell>
          <table:table-cell office:value-type="float" office:value="1.73225749692366" calcext:value-type="float">
            <text:p>1.73225749692366</text:p>
          </table:table-cell>
          <table:table-cell office:value-type="float" office:value="41.1404274504143" calcext:value-type="float">
            <text:p>41.1404274504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96111376797782" calcext:value-type="float">
            <text:p>0.496111376797782</text:p>
          </table:table-cell>
          <table:table-cell office:value-type="float" office:value="0.768103086561639" calcext:value-type="float">
            <text:p>0.768103086561639</text:p>
          </table:table-cell>
          <table:table-cell table:number-columns-repeated="2"/>
          <table:table-cell office:value-type="float" office:value="0.402397260273973" calcext:value-type="float">
            <text:p>0.402397260273973</text:p>
          </table:table-cell>
          <table:table-cell office:value-type="float" office:value="0.597602739726027" calcext:value-type="float">
            <text:p>0.597602739726027</text:p>
          </table:table-cell>
          <table:table-cell office:value-type="float" office:value="3.34443539909483" calcext:value-type="float">
            <text:p>3.34443539909483</text:p>
          </table:table-cell>
          <table:table-cell office:value-type="float" office:value="38.1939642161795" calcext:value-type="float">
            <text:p>38.19396421617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9163646608808" calcext:value-type="float">
            <text:p>0.739163646608808</text:p>
          </table:table-cell>
          <table:table-cell office:value-type="float" office:value="0.808458848729958" calcext:value-type="float">
            <text:p>0.808458848729958</text:p>
          </table:table-cell>
          <table:table-cell table:number-columns-repeated="2"/>
          <table:table-cell office:value-type="float" office:value="0.00245098039215686" calcext:value-type="float">
            <text:p>0.002450980392157</text:p>
          </table:table-cell>
          <table:table-cell office:value-type="float" office:value="0.997549019607843" calcext:value-type="float">
            <text:p>0.997549019607843</text:p>
          </table:table-cell>
          <table:table-cell office:value-type="float" office:value="4.7998744262312" calcext:value-type="float">
            <text:p>4.7998744262312</text:p>
          </table:table-cell>
          <table:table-cell office:value-type="float" office:value="35.7237436531701" calcext:value-type="float">
            <text:p>35.72374365317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0411648122437" calcext:value-type="float">
            <text:p>0.150411648122437</text:p>
          </table:table-cell>
          <table:table-cell office:value-type="float" office:value="0.175238115568412" calcext:value-type="float">
            <text:p>0.175238115568412</text:p>
          </table:table-cell>
          <table:table-cell table:number-columns-repeated="2"/>
          <table:table-cell office:value-type="float" office:value="0.0135135135135135" calcext:value-type="float">
            <text:p>0.013513513513514</text:p>
          </table:table-cell>
          <table:table-cell office:value-type="float" office:value="0.986486486486487" calcext:value-type="float">
            <text:p>0.986486486486487</text:p>
          </table:table-cell>
          <table:table-cell office:value-type="float" office:value="0.213328244155504" calcext:value-type="float">
            <text:p>0.213328244155504</text:p>
          </table:table-cell>
          <table:table-cell office:value-type="float" office:value="46.7968344241304" calcext:value-type="float">
            <text:p>46.7968344241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4589485531711" calcext:value-type="float">
            <text:p>0.324589485531711</text:p>
          </table:table-cell>
          <table:table-cell office:value-type="float" office:value="0.769602531848247" calcext:value-type="float">
            <text:p>0.769602531848247</text:p>
          </table:table-cell>
          <table:table-cell table:number-columns-repeated="2"/>
          <table:table-cell office:value-type="float" office:value="0.511784511784512" calcext:value-type="float">
            <text:p>0.511784511784512</text:p>
          </table:table-cell>
          <table:table-cell office:value-type="float" office:value="0.488215488215488" calcext:value-type="float">
            <text:p>0.488215488215488</text:p>
          </table:table-cell>
          <table:table-cell office:value-type="float" office:value="2.79058556457989" calcext:value-type="float">
            <text:p>2.79058556457989</text:p>
          </table:table-cell>
          <table:table-cell office:value-type="float" office:value="39.7557262173454" calcext:value-type="float">
            <text:p>39.7557262173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58184046322592" calcext:value-type="float">
            <text:p>0.458184046322592</text:p>
          </table:table-cell>
          <table:table-cell office:value-type="float" office:value="0.24937913193534" calcext:value-type="float">
            <text:p>0.24937913193534</text:p>
          </table:table-cell>
          <table:table-cell table:number-columns-repeated="2"/>
          <table:table-cell office:value-type="float" office:value="0.785123966942149" calcext:value-type="float">
            <text:p>0.785123966942149</text:p>
          </table:table-cell>
          <table:table-cell office:value-type="float" office:value="0.214876033057851" calcext:value-type="float">
            <text:p>0.214876033057851</text:p>
          </table:table-cell>
          <table:table-cell office:value-type="float" office:value="1.08849028699747" calcext:value-type="float">
            <text:p>1.08849028699747</text:p>
          </table:table-cell>
          <table:table-cell office:value-type="float" office:value="43.19649078917" calcext:value-type="float">
            <text:p>43.196490789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87038555362948" calcext:value-type="float">
            <text:p>0.068703855536295</text:p>
          </table:table-cell>
          <table:table-cell office:value-type="float" office:value="0.973224171798912" calcext:value-type="float">
            <text:p>0.973224171798912</text:p>
          </table:table-cell>
          <table:table-cell table:number-columns-repeated="2"/>
          <table:table-cell office:value-type="float" office:value="0.279531109107304" calcext:value-type="float">
            <text:p>0.279531109107304</text:p>
          </table:table-cell>
          <table:table-cell office:value-type="float" office:value="0.720468890892696" calcext:value-type="float">
            <text:p>0.720468890892696</text:p>
          </table:table-cell>
          <table:table-cell office:value-type="float" office:value="3.80754203335692" calcext:value-type="float">
            <text:p>3.80754203335692</text:p>
          </table:table-cell>
          <table:table-cell office:value-type="float" office:value="40.5326052349872" calcext:value-type="float">
            <text:p>40.5326052349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3310382302037" calcext:value-type="float">
            <text:p>0.343310382302037</text:p>
          </table:table-cell>
          <table:table-cell office:value-type="float" office:value="0.874437911787993" calcext:value-type="float">
            <text:p>0.874437911787993</text:p>
          </table:table-cell>
          <table:table-cell table:number-columns-repeated="2"/>
          <table:table-cell office:value-type="float" office:value="0.716780561883068" calcext:value-type="float">
            <text:p>0.716780561883068</text:p>
          </table:table-cell>
          <table:table-cell office:value-type="float" office:value="0.283219438116932" calcext:value-type="float">
            <text:p>0.283219438116932</text:p>
          </table:table-cell>
          <table:table-cell office:value-type="float" office:value="3.53001472067407" calcext:value-type="float">
            <text:p>3.53001472067407</text:p>
          </table:table-cell>
          <table:table-cell office:value-type="float" office:value="38.7050207392682" calcext:value-type="float">
            <text:p>38.70502073926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07224341701181" calcext:value-type="float">
            <text:p>0.507224341701181</text:p>
          </table:table-cell>
          <table:table-cell office:value-type="float" office:value="0.199106987764031" calcext:value-type="float">
            <text:p>0.199106987764031</text:p>
          </table:table-cell>
          <table:table-cell table:number-columns-repeated="2"/>
          <table:table-cell office:value-type="float" office:value="0.921760391198044" calcext:value-type="float">
            <text:p>0.921760391198044</text:p>
          </table:table-cell>
          <table:table-cell office:value-type="float" office:value="0.078239608801956" calcext:value-type="float">
            <text:p>0.078239608801956</text:p>
          </table:table-cell>
          <table:table-cell office:value-type="float" office:value="1.18768050156265" calcext:value-type="float">
            <text:p>1.18768050156265</text:p>
          </table:table-cell>
          <table:table-cell office:value-type="float" office:value="43.2336068307385" calcext:value-type="float">
            <text:p>43.23360683073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85972222684167" calcext:value-type="float">
            <text:p>0.985972222684167</text:p>
          </table:table-cell>
          <table:table-cell office:value-type="float" office:value="0.979317690340139" calcext:value-type="float">
            <text:p>0.979317690340139</text:p>
          </table:table-cell>
          <table:table-cell table:number-columns-repeated="2"/>
          <table:table-cell office:value-type="float" office:value="0.659871244635193" calcext:value-type="float">
            <text:p>0.659871244635193</text:p>
          </table:table-cell>
          <table:table-cell office:value-type="float" office:value="0.340128755364807" calcext:value-type="float">
            <text:p>0.340128755364807</text:p>
          </table:table-cell>
          <table:table-cell office:value-type="float" office:value="7.7248174500716" calcext:value-type="float">
            <text:p>7.7248174500716</text:p>
          </table:table-cell>
          <table:table-cell office:value-type="float" office:value="32.2783052322748" calcext:value-type="float">
            <text:p>32.2783052322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726100469127" calcext:value-type="float">
            <text:p>0.64726100469127</text:p>
          </table:table-cell>
          <table:table-cell office:value-type="float" office:value="0.154853882148651" calcext:value-type="float">
            <text:p>0.154853882148651</text:p>
          </table:table-cell>
          <table:table-cell table:number-columns-repeated="2"/>
          <table:table-cell office:value-type="float" office:value="0.789667896678967" calcext:value-type="float">
            <text:p>0.789667896678967</text:p>
          </table:table-cell>
          <table:table-cell office:value-type="float" office:value="0.210332103321033" calcext:value-type="float">
            <text:p>0.210332103321033</text:p>
          </table:table-cell>
          <table:table-cell office:value-type="float" office:value="1.77170613204184" calcext:value-type="float">
            <text:p>1.77170613204184</text:p>
          </table:table-cell>
          <table:table-cell office:value-type="float" office:value="42.4217776646112" calcext:value-type="float">
            <text:p>42.4217776646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2935824822946" calcext:value-type="float">
            <text:p>0.552935824822946</text:p>
          </table:table-cell>
          <table:table-cell office:value-type="float" office:value="0.48146371630047" calcext:value-type="float">
            <text:p>0.48146371630047</text:p>
          </table:table-cell>
          <table:table-cell table:number-columns-repeated="2"/>
          <table:table-cell office:value-type="float" office:value="0.67741935483871" calcext:value-type="float">
            <text:p>0.67741935483871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2.15018134594596" calcext:value-type="float">
            <text:p>2.15018134594596</text:p>
          </table:table-cell>
          <table:table-cell office:value-type="float" office:value="40.1935499252523" calcext:value-type="float">
            <text:p>40.19354992525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7391058673593" calcext:value-type="float">
            <text:p>0.857391058673593</text:p>
          </table:table-cell>
          <table:table-cell office:value-type="float" office:value="0.397621199298706" calcext:value-type="float">
            <text:p>0.397621199298706</text:p>
          </table:table-cell>
          <table:table-cell table:number-columns-repeated="2"/>
          <table:table-cell office:value-type="float" office:value="0.463670411985019" calcext:value-type="float">
            <text:p>0.463670411985019</text:p>
          </table:table-cell>
          <table:table-cell office:value-type="float" office:value="0.536329588014981" calcext:value-type="float">
            <text:p>0.536329588014981</text:p>
          </table:table-cell>
          <table:table-cell office:value-type="float" office:value="3.57288818250067" calcext:value-type="float">
            <text:p>3.57288818250067</text:p>
          </table:table-cell>
          <table:table-cell office:value-type="float" office:value="38.3430994659022" calcext:value-type="float">
            <text:p>38.34309946590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9554329673088" calcext:value-type="float">
            <text:p>0.799554329673088</text:p>
          </table:table-cell>
          <table:table-cell office:value-type="float" office:value="0.195658075921324" calcext:value-type="float">
            <text:p>0.195658075921324</text:p>
          </table:table-cell>
          <table:table-cell table:number-columns-repeated="2"/>
          <table:table-cell office:value-type="float" office:value="0.983761840324763" calcext:value-type="float">
            <text:p>0.983761840324763</text:p>
          </table:table-cell>
          <table:table-cell office:value-type="float" office:value="0.0162381596752368" calcext:value-type="float">
            <text:p>0.016238159675237</text:p>
          </table:table-cell>
          <table:table-cell office:value-type="float" office:value="2.71027683508886" calcext:value-type="float">
            <text:p>2.71027683508886</text:p>
          </table:table-cell>
          <table:table-cell office:value-type="float" office:value="40.7254451528281" calcext:value-type="float">
            <text:p>40.72544515282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1486630837808" calcext:value-type="float">
            <text:p>0.651486630837808</text:p>
          </table:table-cell>
          <table:table-cell office:value-type="float" office:value="0.519203776360469" calcext:value-type="float">
            <text:p>0.519203776360469</text:p>
          </table:table-cell>
          <table:table-cell table:number-columns-repeated="2"/>
          <table:table-cell office:value-type="float" office:value="0.143024618991794" calcext:value-type="float">
            <text:p>0.143024618991794</text:p>
          </table:table-cell>
          <table:table-cell office:value-type="float" office:value="0.856975381008206" calcext:value-type="float">
            <text:p>0.856975381008206</text:p>
          </table:table-cell>
          <table:table-cell office:value-type="float" office:value="2.77602956618948" calcext:value-type="float">
            <text:p>2.77602956618948</text:p>
          </table:table-cell>
          <table:table-cell office:value-type="float" office:value="38.9871033195646" calcext:value-type="float">
            <text:p>38.98710331956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5207390865432" calcext:value-type="float">
            <text:p>0.285207390865432</text:p>
          </table:table-cell>
          <table:table-cell office:value-type="float" office:value="0.0684133485037779" calcext:value-type="float">
            <text:p>0.068413348503778</text:p>
          </table:table-cell>
          <table:table-cell table:number-columns-repeated="2"/>
          <table:table-cell office:value-type="float" office:value="0.472704714640199" calcext:value-type="float">
            <text:p>0.472704714640199</text:p>
          </table:table-cell>
          <table:table-cell office:value-type="float" office:value="0.527295285359801" calcext:value-type="float">
            <text:p>0.527295285359801</text:p>
          </table:table-cell>
          <table:table-cell office:value-type="float" office:value="0.344094568231066" calcext:value-type="float">
            <text:p>0.344094568231066</text:p>
          </table:table-cell>
          <table:table-cell office:value-type="float" office:value="46.5498162483657" calcext:value-type="float">
            <text:p>46.5498162483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05848216126165" calcext:value-type="float">
            <text:p>0.905848216126165</text:p>
          </table:table-cell>
          <table:table-cell office:value-type="float" office:value="0.971654483804461" calcext:value-type="float">
            <text:p>0.971654483804461</text:p>
          </table:table-cell>
          <table:table-cell table:number-columns-repeated="2"/>
          <table:table-cell office:value-type="float" office:value="0.0691489361702128" calcext:value-type="float">
            <text:p>0.069148936170213</text:p>
          </table:table-cell>
          <table:table-cell office:value-type="float" office:value="0.930851063829787" calcext:value-type="float">
            <text:p>0.930851063829787</text:p>
          </table:table-cell>
          <table:table-cell office:value-type="float" office:value="7.05869370622508" calcext:value-type="float">
            <text:p>7.05869370622508</text:p>
          </table:table-cell>
          <table:table-cell office:value-type="float" office:value="32.98964642725" calcext:value-type="float">
            <text:p>32.989646427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0974150108666" calcext:value-type="float">
            <text:p>0.200974150108666</text:p>
          </table:table-cell>
          <table:table-cell office:value-type="float" office:value="0.867896850142337" calcext:value-type="float">
            <text:p>0.867896850142337</text:p>
          </table:table-cell>
          <table:table-cell table:number-columns-repeated="2"/>
          <table:table-cell office:value-type="float" office:value="0.045662100456621" calcext:value-type="float">
            <text:p>0.045662100456621</text:p>
          </table:table-cell>
          <table:table-cell office:value-type="float" office:value="0.954337899543379" calcext:value-type="float">
            <text:p>0.954337899543379</text:p>
          </table:table-cell>
          <table:table-cell office:value-type="float" office:value="3.17454220599556" calcext:value-type="float">
            <text:p>3.17454220599556</text:p>
          </table:table-cell>
          <table:table-cell office:value-type="float" office:value="40.1049255489889" calcext:value-type="float">
            <text:p>40.10492554898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11491300316702" calcext:value-type="float">
            <text:p>0.511491300316702</text:p>
          </table:table-cell>
          <table:table-cell office:value-type="float" office:value="0.140760629885021" calcext:value-type="float">
            <text:p>0.140760629885021</text:p>
          </table:table-cell>
          <table:table-cell table:number-columns-repeated="2"/>
          <table:table-cell office:value-type="float" office:value="0.261296660117878" calcext:value-type="float">
            <text:p>0.261296660117878</text:p>
          </table:table-cell>
          <table:table-cell office:value-type="float" office:value="0.738703339882122" calcext:value-type="float">
            <text:p>0.738703339882122</text:p>
          </table:table-cell>
          <table:table-cell office:value-type="float" office:value="1.12574762090119" calcext:value-type="float">
            <text:p>1.12574762090119</text:p>
          </table:table-cell>
          <table:table-cell office:value-type="float" office:value="43.7589176032081" calcext:value-type="float">
            <text:p>43.75891760320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9808872754549" calcext:value-type="float">
            <text:p>0.859808872754549</text:p>
          </table:table-cell>
          <table:table-cell office:value-type="float" office:value="0.338562411454819" calcext:value-type="float">
            <text:p>0.338562411454819</text:p>
          </table:table-cell>
          <table:table-cell table:number-columns-repeated="2"/>
          <table:table-cell office:value-type="float" office:value="0.289289289289289" calcext:value-type="float">
            <text:p>0.289289289289289</text:p>
          </table:table-cell>
          <table:table-cell office:value-type="float" office:value="0.710710710710711" calcext:value-type="float">
            <text:p>0.710710710710711</text:p>
          </table:table-cell>
          <table:table-cell office:value-type="float" office:value="3.4155832164702" calcext:value-type="float">
            <text:p>3.4155832164702</text:p>
          </table:table-cell>
          <table:table-cell office:value-type="float" office:value="38.8701829620239" calcext:value-type="float">
            <text:p>38.87018296202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3899566499333" calcext:value-type="float">
            <text:p>0.533899566499333</text:p>
          </table:table-cell>
          <table:table-cell office:value-type="float" office:value="0.94335771365034" calcext:value-type="float">
            <text:p>0.94335771365034</text:p>
          </table:table-cell>
          <table:table-cell table:number-columns-repeated="2"/>
          <table:table-cell office:value-type="float" office:value="0.418796372629843" calcext:value-type="float">
            <text:p>0.418796372629843</text:p>
          </table:table-cell>
          <table:table-cell office:value-type="float" office:value="0.581203627370157" calcext:value-type="float">
            <text:p>0.581203627370157</text:p>
          </table:table-cell>
          <table:table-cell office:value-type="float" office:value="4.69989009204709" calcext:value-type="float">
            <text:p>4.69989009204709</text:p>
          </table:table-cell>
          <table:table-cell office:value-type="float" office:value="36.4023997215151" calcext:value-type="float">
            <text:p>36.4023997215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5390511006596" calcext:value-type="float">
            <text:p>0.645390511006596</text:p>
          </table:table-cell>
          <table:table-cell office:value-type="float" office:value="0.912142215274391" calcext:value-type="float">
            <text:p>0.912142215274391</text:p>
          </table:table-cell>
          <table:table-cell table:number-columns-repeated="2"/>
          <table:table-cell office:value-type="float" office:value="0.482093663911846" calcext:value-type="float">
            <text:p>0.482093663911846</text:p>
          </table:table-cell>
          <table:table-cell office:value-type="float" office:value="0.517906336088154" calcext:value-type="float">
            <text:p>0.517906336088154</text:p>
          </table:table-cell>
          <table:table-cell office:value-type="float" office:value="4.99412933033212" calcext:value-type="float">
            <text:p>4.99412933033212</text:p>
          </table:table-cell>
          <table:table-cell office:value-type="float" office:value="35.6732050697732" calcext:value-type="float">
            <text:p>35.673205069773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10:Sheet1.I109" table:contains-header="false">
          <table:sort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8:06:50.789224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08-05T12:14:08.904266033</meta:creation-date>
    <meta:generator>LibreOffice/7.0.6.2$MacOSX_X86_64 LibreOffice_project/144abb84a525d8e30c9dbbefa69cbbf2d8d4ae3b</meta:generator>
    <dc:date>2021-08-07T18:25:30.322276543</dc:date>
    <dc:creator>Todor Balabanov</dc:creator>
    <meta:editing-duration>PT5H25M16S</meta:editing-duration>
    <meta:editing-cycles>80</meta:editing-cycles>
    <meta:document-statistic meta:table-count="1" meta:cell-count="63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5.096cm" xlink:href=".." xlink:type="simple" chart:class="chart:scatter" chart:style-name="ch1">
        <chart:plot-area chart:style-name="ch2" table:cell-range-address="Sheet1.H10:Sheet1.I109" svg:x="0.32cm" svg:y="0.301cm" svg:width="15.36cm" svg:height="14.494cm">
          <chart:coordinate-region svg:x="0.994cm" svg:y="0.496cm" svg:width="14.579cm" svg:height="13.6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I10:Sheet1.I109" chart:class="chart:scatter">
            <chart:domain table:cell-range-address="Sheet1.H10:Sheet1.H109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736359064655">
                <text:p>0.74736359064655</text:p>
                <draw:g>
                  <svg:desc>Sheet1.H10:Sheet1.H109</svg:desc>
                </draw:g>
              </table:table-cell>
              <table:table-cell office:value-type="float" office:value="45.6147440617077">
                <text:p>45.6147440617077</text:p>
                <draw:g>
                  <svg:desc>Sheet1.I10:Sheet1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3109241837228">
                <text:p>2.33109241837228</text:p>
              </table:table-cell>
              <table:table-cell office:value-type="float" office:value="39.830085537243">
                <text:p>39.830085537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8369579566169">
                <text:p>4.68369579566169</text:p>
              </table:table-cell>
              <table:table-cell office:value-type="float" office:value="36.1162845581553">
                <text:p>36.1162845581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1594005121054">
                <text:p>1.91594005121054</text:p>
              </table:table-cell>
              <table:table-cell office:value-type="float" office:value="41.4840482162149">
                <text:p>41.48404821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9651991946807">
                <text:p>1.99651991946807</text:p>
              </table:table-cell>
              <table:table-cell office:value-type="float" office:value="42.7629656009942">
                <text:p>42.7629656009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4395590836943">
                <text:p>3.74395590836943</text:p>
              </table:table-cell>
              <table:table-cell office:value-type="float" office:value="37.2891592542239">
                <text:p>37.2891592542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9544543716429">
                <text:p>1.59544543716429</text:p>
              </table:table-cell>
              <table:table-cell office:value-type="float" office:value="41.7885696679936">
                <text:p>41.7885696679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8546003440675">
                <text:p>0.438546003440675</text:p>
              </table:table-cell>
              <table:table-cell office:value-type="float" office:value="45.8078149649946">
                <text:p>45.8078149649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9851712303018">
                <text:p>0.829851712303018</text:p>
              </table:table-cell>
              <table:table-cell office:value-type="float" office:value="43.7675325499646">
                <text:p>43.76753254996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7079961667437">
                <text:p>3.97079961667437</text:p>
              </table:table-cell>
              <table:table-cell office:value-type="float" office:value="38.2365811965074">
                <text:p>38.2365811965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4895178061502">
                <text:p>3.84895178061502</text:p>
              </table:table-cell>
              <table:table-cell office:value-type="float" office:value="37.4894623052076">
                <text:p>37.4894623052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932270792466">
                <text:p>0.99932270792466</text:p>
              </table:table-cell>
              <table:table-cell office:value-type="float" office:value="43.9330363490582">
                <text:p>43.9330363490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4159001854113">
                <text:p>3.54159001854113</text:p>
              </table:table-cell>
              <table:table-cell office:value-type="float" office:value="37.5819446341273">
                <text:p>37.5819446341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4306981576692">
                <text:p>4.14306981576692</text:p>
              </table:table-cell>
              <table:table-cell office:value-type="float" office:value="39.0843157521622">
                <text:p>39.0843157521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4221235453495">
                <text:p>1.14221235453495</text:p>
              </table:table-cell>
              <table:table-cell office:value-type="float" office:value="44.9059612103405">
                <text:p>44.9059612103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0084420025462">
                <text:p>3.60084420025462</text:p>
              </table:table-cell>
              <table:table-cell office:value-type="float" office:value="39.3435779842335">
                <text:p>39.3435779842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8548354630021">
                <text:p>3.68548354630021</text:p>
              </table:table-cell>
              <table:table-cell office:value-type="float" office:value="37.3476132917136">
                <text:p>37.3476132917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2164689621601">
                <text:p>1.92164689621601</text:p>
              </table:table-cell>
              <table:table-cell office:value-type="float" office:value="43.0754265505202">
                <text:p>43.0754265505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5420986227506">
                <text:p>4.55420986227506</text:p>
              </table:table-cell>
              <table:table-cell office:value-type="float" office:value="36.1215447886927">
                <text:p>36.12154478869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1594085611398">
                <text:p>3.91594085611398</text:p>
              </table:table-cell>
              <table:table-cell office:value-type="float" office:value="40.7885954840501">
                <text:p>40.7885954840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7073576523845">
                <text:p>1.57073576523845</text:p>
              </table:table-cell>
              <table:table-cell office:value-type="float" office:value="41.5373951170393">
                <text:p>41.5373951170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62859615000109">
                <text:p>0.0262859615000109</text:p>
              </table:table-cell>
              <table:table-cell office:value-type="float" office:value="49.0621250569062">
                <text:p>49.0621250569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18046126405694">
                <text:p>5.18046126405694</text:p>
              </table:table-cell>
              <table:table-cell office:value-type="float" office:value="35.3172266274747">
                <text:p>35.31722662747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591033490606">
                <text:p>1.01591033490606</text:p>
              </table:table-cell>
              <table:table-cell office:value-type="float" office:value="43.8646344540982">
                <text:p>43.8646344540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1404109923659">
                <text:p>2.31404109923659</text:p>
              </table:table-cell>
              <table:table-cell office:value-type="float" office:value="42.9280783203391">
                <text:p>42.92807832033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3418722486029">
                <text:p>2.33418722486029</text:p>
              </table:table-cell>
              <table:table-cell office:value-type="float" office:value="39.8702775859572">
                <text:p>39.8702775859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4163519887321">
                <text:p>3.94163519887321</text:p>
              </table:table-cell>
              <table:table-cell office:value-type="float" office:value="37.7090187721865">
                <text:p>37.7090187721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8614186836615">
                <text:p>1.78614186836615</text:p>
              </table:table-cell>
              <table:table-cell office:value-type="float" office:value="41.2203294504996">
                <text:p>41.22032945049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7274410805351">
                <text:p>3.87274410805351</text:p>
              </table:table-cell>
              <table:table-cell office:value-type="float" office:value="37.2047232723996">
                <text:p>37.2047232723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7127646471746">
                <text:p>3.17127646471746</text:p>
              </table:table-cell>
              <table:table-cell office:value-type="float" office:value="38.3912370888962">
                <text:p>38.39123708889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68444035873634">
                <text:p>5.68444035873634</text:p>
              </table:table-cell>
              <table:table-cell office:value-type="float" office:value="34.6150928769221">
                <text:p>34.61509287692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0678796118349">
                <text:p>4.80678796118349</text:p>
              </table:table-cell>
              <table:table-cell office:value-type="float" office:value="35.7040900711601">
                <text:p>35.7040900711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8579162615177">
                <text:p>2.58579162615177</text:p>
              </table:table-cell>
              <table:table-cell office:value-type="float" office:value="41.9722007964446">
                <text:p>41.9722007964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9145255577914">
                <text:p>5.59145255577914</text:p>
              </table:table-cell>
              <table:table-cell office:value-type="float" office:value="34.6898636490978">
                <text:p>34.6898636490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79821837228326">
                <text:p>0.879821837228326</text:p>
              </table:table-cell>
              <table:table-cell office:value-type="float" office:value="43.6219202209089">
                <text:p>43.6219202209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90185875355628">
                <text:p>0.390185875355628</text:p>
              </table:table-cell>
              <table:table-cell office:value-type="float" office:value="46.0933809281286">
                <text:p>46.0933809281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16627120647391">
                <text:p>0.716627120647391</text:p>
              </table:table-cell>
              <table:table-cell office:value-type="float" office:value="44.233438661711">
                <text:p>44.233438661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3029428954921">
                <text:p>3.23029428954921</text:p>
              </table:table-cell>
              <table:table-cell office:value-type="float" office:value="39.9874377211701">
                <text:p>39.9874377211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8411226253795">
                <text:p>0.298411226253795</text:p>
              </table:table-cell>
              <table:table-cell office:value-type="float" office:value="46.5307800537344">
                <text:p>46.5307800537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55655357506924">
                <text:p>7.55655357506924</text:p>
              </table:table-cell>
              <table:table-cell office:value-type="float" office:value="32.4520970619584">
                <text:p>32.45209706195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5190172078574">
                <text:p>2.15190172078574</text:p>
              </table:table-cell>
              <table:table-cell office:value-type="float" office:value="40.3158861731686">
                <text:p>40.31588617316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4313841408524">
                <text:p>2.14313841408524</text:p>
              </table:table-cell>
              <table:table-cell office:value-type="float" office:value="40.2018755783305">
                <text:p>40.20187557833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46775874401208">
                <text:p>3.46775874401208</text:p>
              </table:table-cell>
              <table:table-cell office:value-type="float" office:value="37.8483279317312">
                <text:p>37.84832793173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13612580077343">
                <text:p>4.13612580077343</text:p>
              </table:table-cell>
              <table:table-cell office:value-type="float" office:value="37.3512383475598">
                <text:p>37.35123834755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77094210934541">
                <text:p>5.77094210934541</text:p>
              </table:table-cell>
              <table:table-cell office:value-type="float" office:value="34.5245873444259">
                <text:p>34.52458734442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8047717126362">
                <text:p>4.18047717126362</text:p>
              </table:table-cell>
              <table:table-cell office:value-type="float" office:value="36.6271420291205">
                <text:p>36.6271420291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2537775928992">
                <text:p>2.92537775928992</text:p>
              </table:table-cell>
              <table:table-cell office:value-type="float" office:value="40.11133986283">
                <text:p>40.111339862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3859020405837">
                <text:p>2.73859020405837</text:p>
              </table:table-cell>
              <table:table-cell office:value-type="float" office:value="41.6334533542461">
                <text:p>41.63345335424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2079962141986">
                <text:p>3.82079962141986</text:p>
              </table:table-cell>
              <table:table-cell office:value-type="float" office:value="37.1865220041539">
                <text:p>37.1865220041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4517908863443">
                <text:p>5.4517908863443</text:p>
              </table:table-cell>
              <table:table-cell office:value-type="float" office:value="34.85285895465">
                <text:p>34.852858954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13929712053305">
                <text:p>0.713929712053305</text:p>
              </table:table-cell>
              <table:table-cell office:value-type="float" office:value="45.066821995996">
                <text:p>45.066821995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7184287749256">
                <text:p>1.47184287749256</text:p>
              </table:table-cell>
              <table:table-cell office:value-type="float" office:value="41.8378740120384">
                <text:p>41.83787401203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1321134226307">
                <text:p>4.11321134226307</text:p>
              </table:table-cell>
              <table:table-cell office:value-type="float" office:value="36.7156251014741">
                <text:p>36.71562510147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2833656681071">
                <text:p>3.42833656681071</text:p>
              </table:table-cell>
              <table:table-cell office:value-type="float" office:value="37.9687218093079">
                <text:p>37.96872180930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8231638611492">
                <text:p>3.58231638611492</text:p>
              </table:table-cell>
              <table:table-cell office:value-type="float" office:value="41.0781123411374">
                <text:p>41.0781123411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2713594438314">
                <text:p>2.62713594438314</text:p>
              </table:table-cell>
              <table:table-cell office:value-type="float" office:value="40.2593091480085">
                <text:p>40.25930914800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9951434773677">
                <text:p>0.279951434773677</text:p>
              </table:table-cell>
              <table:table-cell office:value-type="float" office:value="46.4027917473077">
                <text:p>46.40279174730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78025510010613">
                <text:p>0.778025510010613</text:p>
              </table:table-cell>
              <table:table-cell office:value-type="float" office:value="44.1486846978859">
                <text:p>44.1486846978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6193205651221">
                <text:p>1.76193205651221</text:p>
              </table:table-cell>
              <table:table-cell office:value-type="float" office:value="41.1334465039855">
                <text:p>41.1334465039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1576939149203">
                <text:p>3.41576939149203</text:p>
              </table:table-cell>
              <table:table-cell office:value-type="float" office:value="38.9910129949506">
                <text:p>38.99101299495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8279333009326">
                <text:p>3.78279333009326</text:p>
              </table:table-cell>
              <table:table-cell office:value-type="float" office:value="37.4941958636943">
                <text:p>37.4941958636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4397366561314">
                <text:p>1.54397366561314</text:p>
              </table:table-cell>
              <table:table-cell office:value-type="float" office:value="41.6013628292524">
                <text:p>41.6013628292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65110954343531">
                <text:p>3.65110954343531</text:p>
              </table:table-cell>
              <table:table-cell office:value-type="float" office:value="41.1183973461566">
                <text:p>41.11839734615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2166651048149">
                <text:p>6.42166651048149</text:p>
              </table:table-cell>
              <table:table-cell office:value-type="float" office:value="33.6867737987238">
                <text:p>33.68677379872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3052807359725">
                <text:p>2.43052807359725</text:p>
              </table:table-cell>
              <table:table-cell office:value-type="float" office:value="40.5685116106394">
                <text:p>40.56851161063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1951957426229">
                <text:p>4.01951957426229</text:p>
              </table:table-cell>
              <table:table-cell office:value-type="float" office:value="37.7608426704541">
                <text:p>37.76084267045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5363472599504">
                <text:p>3.5363472599504</text:p>
              </table:table-cell>
              <table:table-cell office:value-type="float" office:value="38.3085227032596">
                <text:p>38.3085227032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32931161593402">
                <text:p>5.32931161593402</text:p>
              </table:table-cell>
              <table:table-cell office:value-type="float" office:value="35.4315459096096">
                <text:p>35.43154590960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5407366804355">
                <text:p>2.15407366804355</text:p>
              </table:table-cell>
              <table:table-cell office:value-type="float" office:value="40.9540847814497">
                <text:p>40.95408478144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72524352123521">
                <text:p>0.772524352123521</text:p>
              </table:table-cell>
              <table:table-cell office:value-type="float" office:value="43.9862737859886">
                <text:p>43.98627378598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5373174102907">
                <text:p>1.05373174102907</text:p>
              </table:table-cell>
              <table:table-cell office:value-type="float" office:value="43.0102049255029">
                <text:p>43.01020492550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0795058858664">
                <text:p>1.50795058858664</text:p>
              </table:table-cell>
              <table:table-cell office:value-type="float" office:value="42.2172512972324">
                <text:p>42.21725129723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0716829540807">
                <text:p>3.60716829540807</text:p>
              </table:table-cell>
              <table:table-cell office:value-type="float" office:value="37.7276283352698">
                <text:p>37.72762833526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82930573828975">
                <text:p>2.82930573828975</text:p>
              </table:table-cell>
              <table:table-cell office:value-type="float" office:value="39.5273439073493">
                <text:p>39.52734390734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52330976123">
                <text:p>1.852330976123</text:p>
              </table:table-cell>
              <table:table-cell office:value-type="float" office:value="40.9980677463148">
                <text:p>40.99806774631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8198219734805">
                <text:p>1.38198219734805</text:p>
              </table:table-cell>
              <table:table-cell office:value-type="float" office:value="44.0634395323255">
                <text:p>44.0634395323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2302595494681">
                <text:p>3.12302595494681</text:p>
              </table:table-cell>
              <table:table-cell office:value-type="float" office:value="38.2998296706369">
                <text:p>38.29982967063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69523098632058">
                <text:p>3.69523098632058</text:p>
              </table:table-cell>
              <table:table-cell office:value-type="float" office:value="40.7622127737817">
                <text:p>40.76221277378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3225749692366">
                <text:p>1.73225749692366</text:p>
              </table:table-cell>
              <table:table-cell office:value-type="float" office:value="41.1404274504143">
                <text:p>41.1404274504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4443539909483">
                <text:p>3.34443539909483</text:p>
              </table:table-cell>
              <table:table-cell office:value-type="float" office:value="38.1939642161795">
                <text:p>38.1939642161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998744262312">
                <text:p>4.7998744262312</text:p>
              </table:table-cell>
              <table:table-cell office:value-type="float" office:value="35.7237436531701">
                <text:p>35.72374365317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13328244155504">
                <text:p>0.213328244155504</text:p>
              </table:table-cell>
              <table:table-cell office:value-type="float" office:value="46.7968344241304">
                <text:p>46.79683442413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9058556457989">
                <text:p>2.79058556457989</text:p>
              </table:table-cell>
              <table:table-cell office:value-type="float" office:value="39.7557262173454">
                <text:p>39.7557262173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8849028699747">
                <text:p>1.08849028699747</text:p>
              </table:table-cell>
              <table:table-cell office:value-type="float" office:value="43.19649078917">
                <text:p>43.196490789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80754203335692">
                <text:p>3.80754203335692</text:p>
              </table:table-cell>
              <table:table-cell office:value-type="float" office:value="40.5326052349872">
                <text:p>40.53260523498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3001472067407">
                <text:p>3.53001472067407</text:p>
              </table:table-cell>
              <table:table-cell office:value-type="float" office:value="38.7050207392682">
                <text:p>38.70502073926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8768050156265">
                <text:p>1.18768050156265</text:p>
              </table:table-cell>
              <table:table-cell office:value-type="float" office:value="43.2336068307385">
                <text:p>43.23360683073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7248174500716">
                <text:p>7.7248174500716</text:p>
              </table:table-cell>
              <table:table-cell office:value-type="float" office:value="32.2783052322748">
                <text:p>32.27830523227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7170613204184">
                <text:p>1.77170613204184</text:p>
              </table:table-cell>
              <table:table-cell office:value-type="float" office:value="42.4217776646112">
                <text:p>42.4217776646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5018134594596">
                <text:p>2.15018134594596</text:p>
              </table:table-cell>
              <table:table-cell office:value-type="float" office:value="40.1935499252523">
                <text:p>40.19354992525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57288818250067">
                <text:p>3.57288818250067</text:p>
              </table:table-cell>
              <table:table-cell office:value-type="float" office:value="38.3430994659022">
                <text:p>38.34309946590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1027683508886">
                <text:p>2.71027683508886</text:p>
              </table:table-cell>
              <table:table-cell office:value-type="float" office:value="40.7254451528281">
                <text:p>40.72544515282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7602956618948">
                <text:p>2.77602956618948</text:p>
              </table:table-cell>
              <table:table-cell office:value-type="float" office:value="38.9871033195646">
                <text:p>38.98710331956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4094568231066">
                <text:p>0.344094568231066</text:p>
              </table:table-cell>
              <table:table-cell office:value-type="float" office:value="46.5498162483657">
                <text:p>46.54981624836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05869370622508">
                <text:p>7.05869370622508</text:p>
              </table:table-cell>
              <table:table-cell office:value-type="float" office:value="32.98964642725">
                <text:p>32.989646427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7454220599556">
                <text:p>3.17454220599556</text:p>
              </table:table-cell>
              <table:table-cell office:value-type="float" office:value="40.1049255489889">
                <text:p>40.10492554898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2574762090119">
                <text:p>1.12574762090119</text:p>
              </table:table-cell>
              <table:table-cell office:value-type="float" office:value="43.7589176032081">
                <text:p>43.75891760320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4155832164702">
                <text:p>3.4155832164702</text:p>
              </table:table-cell>
              <table:table-cell office:value-type="float" office:value="38.8701829620239">
                <text:p>38.87018296202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69989009204709">
                <text:p>4.69989009204709</text:p>
              </table:table-cell>
              <table:table-cell office:value-type="float" office:value="36.4023997215151">
                <text:p>36.4023997215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9412933033212">
                <text:p>4.99412933033212</text:p>
              </table:table-cell>
              <table:table-cell office:value-type="float" office:value="35.6732050697732">
                <text:p>35.6732050697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